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P19" style:family="paragraph" style:parent-style-name="Header">
      <style:text-properties fo:font-size="14pt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1" style:family="paragraph" style:parent-style-name="_5f_Paragraphe_20_livret_20_">
      <style:text-properties fo:font-size="12pt" style:font-size-asian="10.5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>
      <style:text-properties officeooo:paragraph-rsid="026d8325"/>
    </style:style>
    <style:style style:name="P27" style:family="paragraph" style:parent-style-name="FILET_5f_POINTILLES">
      <style:text-properties officeooo:paragraph-rsid="025e435f"/>
    </style:style>
    <style:style style:name="P28" style:family="paragraph" style:parent-style-name="_5f_Paragraphe_20_livret_20_">
      <style:text-properties fo:font-size="4pt"/>
    </style:style>
    <style:style style:name="P29" style:family="paragraph" style:parent-style-name="_5f_Paragraphe_20_livret_20_">
      <style:text-properties officeooo:paragraph-rsid="0273bdf8"/>
    </style:style>
    <style:style style:name="P30" style:family="paragraph" style:parent-style-name="_5f_Paragraphe_20_livret_20_">
      <style:text-properties fo:font-size="13pt" style:font-size-asian="11.3500003814697pt" style:font-size-complex="13pt"/>
    </style:style>
    <style:style style:name="P31" style:family="paragraph" style:parent-style-name="_5f_Footer_20_page_20_paire_20__28_G_29_">
      <style:text-properties officeooo:paragraph-rsid="02cdb06c"/>
    </style:style>
    <style:style style:name="P32" style:family="paragraph" style:parent-style-name="_5f_Footer_20_page_20_paire_20__28_G_29_"/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5" style:family="paragraph" style:parent-style-name="_5f_Paragraphe_20_livret_20_réponse_20_pointillé">
      <style:text-properties officeooo:paragraph-rsid="025e435f"/>
    </style:style>
    <style:style style:name="P36" style:family="paragraph" style:parent-style-name="_5f_Titre_20_d_27_exercices_20_livret" style:list-style-name="_5f_Numérotation_20_des_20_exercices_20_livrets"/>
    <style:style style:name="P37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38" style:family="paragraph" style:parent-style-name="_5f_Titre_20_d_27_exercices_20_livret_20_sans_20_titre_20_avec_20_num_20_exo">
      <style:text-properties officeooo:rsid="01e9b5b4"/>
    </style:style>
    <style:style style:name="P39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40" style:family="paragraph" style:parent-style-name="_5f_paragraphe_20_réponse_20_élève_20_livret" style:list-style-name=""/>
    <style:style style:name="P41" style:family="paragraph">
      <style:paragraph-properties fo:text-align="center"/>
    </style:style>
    <style:style style:name="P42" style:family="paragraph">
      <loext:graphic-properties draw:fill="solid" draw:fill-color="#d7e12c"/>
    </style:style>
    <style:style style:name="P4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-color="#2a6099"/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solid" draw:fill-color="#7fb241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49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50" style:family="paragraph">
      <loext:graphic-properties draw:fill="none"/>
      <style:paragraph-properties fo:text-align="center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P53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ecf191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add9e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68" style:family="paragraph">
      <loext:graphic-properties draw:fill="solid" draw:fill-color="#f5bbed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a9ce7b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5bbed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8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ead68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68e0aa"/>
    </style:style>
    <style:style style:name="T3" style:family="text">
      <style:text-properties officeooo:rsid="0269a4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160d7ef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4" style:family="text">
      <style:text-properties style:use-window-font-color="true" loext:opacity="0%" fo:font-size="9pt" fo:font-weight="normal" officeooo:rsid="02399183" style:font-size-asian="10.5pt"/>
    </style:style>
    <style:style style:name="T15" style:family="text">
      <style:text-properties style:use-window-font-color="true" loext:opacity="0%" fo:font-size="9pt" fo:font-weight="normal" officeooo:rsid="02484eb8" style:font-size-asian="10.5pt"/>
    </style:style>
    <style:style style:name="T16" style:family="text">
      <style:text-properties style:use-window-font-color="true" loext:opacity="0%" fo:font-size="10pt" fo:font-weight="normal" officeooo:rsid="02399183" style:font-size-asian="10pt" style:font-size-complex="10pt"/>
    </style:style>
    <style:style style:name="T17" style:family="text">
      <style:text-properties style:use-window-font-color="true" loext:opacity="0%" fo:font-size="10pt" fo:font-weight="normal" officeooo:rsid="024539ba" style:font-size-asian="10pt" style:font-size-complex="10pt"/>
    </style:style>
    <style:style style:name="T18" style:family="text">
      <style:text-properties style:use-window-font-color="true" loext:opacity="0%" fo:font-size="10pt" fo:font-weight="normal" officeooo:rsid="0238a933" style:font-size-asian="10pt" style:font-size-complex="10pt"/>
    </style:style>
    <style:style style:name="T1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0" style:family="text">
      <style:text-properties fo:font-variant="normal" fo:text-transform="none" style:font-name="Bitstream Vera Sans1" fo:letter-spacing="normal" fo:font-style="normal" fo:font-weight="normal"/>
    </style:style>
    <style:style style:name="T21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22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26" style:family="text">
      <style:text-properties style:font-name="Bitstream Vera Sans1" officeooo:rsid="01e9b5b4"/>
    </style:style>
    <style:style style:name="T27" style:family="text">
      <style:text-properties officeooo:rsid="01e9b5b4"/>
    </style:style>
    <style:style style:name="T28" style:family="text">
      <style:text-properties officeooo:rsid="01eb382b"/>
    </style:style>
    <style:style style:name="T29" style:family="text">
      <style:text-properties fo:color="#b3b3b3" loext:opacity="100%" style:text-position="0% 100%" fo:font-size="9pt" style:font-name-asian="OpenSymbol" style:font-size-asian="9pt" style:font-style-asian="normal" style:font-name-complex="OpenSymbol" style:font-size-complex="9pt" style:font-style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1e9b5b4" style:font-size-asian="10pt" style:font-size-complex="10pt"/>
    </style:style>
    <style:style style:name="T3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3" style:family="text">
      <style:text-properties officeooo:rsid="02399183"/>
    </style:style>
    <style:style style:name="T34" style:family="text">
      <style:text-properties officeooo:rsid="024539ba"/>
    </style:style>
    <style:style style:name="T35" style:family="text">
      <style:text-properties officeooo:rsid="02484eb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212f77f"/>
    </style:style>
    <style:style style:name="T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font-relief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3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6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71cm" svg:stroke-color="#ff660d" draw:marker-start="" draw:marker-start-width="0.409cm" draw:marker-start-center="false" draw:marker-end="" draw:marker-end-width="0.409cm" draw:marker-end-center="false" draw:fill="none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 style:run-through="foreground"/>
    </style:style>
    <style:style style:name="gr15" style:family="graphic">
      <style:graphic-properties svg:stroke-width="0.03cm" svg:stroke-color="#000000" draw:marker-start-width="0.39cm" draw:marker-end-width="0.39cm" draw:fill="none" draw:textarea-vertical-align="middle" draw:auto-grow-height="false" fo:min-height="3.064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3cm" svg:stroke-color="#000000" draw:marker-start-width="0.39cm" draw:marker-end-width="0.39cm" draw:fill="none" draw:textarea-vertical-align="middle" draw:auto-grow-height="false" fo:min-height="4.193cm" fo:min-width="0.116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3cm" svg:stroke-color="#000000" draw:marker-start-width="0.39cm" draw:marker-end-width="0.39cm" draw:fill="none" draw:textarea-vertical-align="middle" draw:auto-grow-height="false" fo:min-height="5.105cm" fo:min-width="0.14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8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9cm" fo:min-width="0.14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8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afd095" draw:textarea-horizontal-align="justify" draw:textarea-vertical-align="middle" draw:auto-grow-height="false" fo:min-height="0.169cm" fo:min-width="0.13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6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2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62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a6a6" draw:textarea-horizontal-align="justify" draw:textarea-vertical-align="middle" draw:auto-grow-height="false" fo:min-height="0.164cm" fo:min-width="0.13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4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66cm" fo:min-width="0.13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a6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5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b4c7dc" draw:textarea-horizontal-align="justify" draw:textarea-vertical-align="middle" draw:auto-grow-height="false" fo:min-height="0.116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5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6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8cm" fo:min-width="0.06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.113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5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3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111cm" fo:min-width="0.0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b4c7dc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84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c0c0" draw:textarea-horizontal-align="left" draw:textarea-vertical-align="top" draw:auto-grow-height="false" fo:min-height="0.295cm" fo:min-width="0.614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4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0.291cm" fo:min-width="0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21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left" draw:textarea-vertical-align="top" draw:auto-grow-height="false" fo:min-height="1.042cm" fo:min-width="0.5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0.633cm" fo:min-width="0.182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3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.095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add9e0" draw:textarea-horizontal-align="left" draw:textarea-vertical-align="top" draw:auto-grow-height="false" fo:min-height="0.092cm" fo:min-width="0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2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5cm" fo:min-width="0.206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8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1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1.035cm" fo:min-width="0.616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cm" fo:min-width="0.21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19cm" svg:stroke-color="#3465a4" draw:marker-start="" draw:marker-start-width="0.199cm" draw:marker-start-center="false" draw:marker-end="" draw:marker-end-width="0.199cm" draw:marker-end-center="false" draw:fill="solid" draw:fill-color="#f5bbed" draw:textarea-horizontal-align="left" draw:textarea-vertical-align="top" draw:auto-grow-height="false" fo:min-height="0.937cm" fo:min-width="0cm" fo:padding-top="0.229cm" fo:padding-bottom="0.229cm" fo:padding-left="0.441cm" fo:padding-right="0.441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none" draw:fill-color="#ffffff" draw:textarea-horizontal-align="left" draw:textarea-vertical-align="top" draw:auto-grow-height="false" fo:min-height="0.633cm" fo:min-width="0.208cm" fo:padding-top="0.212cm" fo:padding-bottom="0.212cm" fo:padding-left="0.423cm" fo:padding-right="0.423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stroke-linejoin="miter" draw:fill="solid" draw:fill-color="#a9ce7b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5bb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ecf191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9cm" fo:min-width="0.774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 style:run-through="foreground"/>
    </style:style>
    <style:style style:name="gr113" style:family="graphic">
      <style:graphic-properties style:run-through="background"/>
    </style:style>
    <style:style style:name="gr1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ead680" draw:textarea-horizontal-align="left" draw:textarea-vertical-align="top" draw:auto-grow-height="false" fo:min-height="0.377cm" fo:min-width="0cm" fo:padding-top="0.213cm" fo:padding-bottom="0.213cm" fo:padding-left="0.425cm" fo:padding-right="0.425cm" fo:wrap-option="wrap" draw:shadow="hidden" draw:shadow-offset-x="0.3cm" draw:shadow-offset-y="0.3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7" draw:name="Shape2_0" draw:style-name="gr9" draw:text-style-name="P46" svg:width="2.701cm" svg:height="0.715cm" draw:transform="rotate (0.0876155284501154) translate (1.13594444444444cm 1.20826388888889cm)">
        <draw:text-box>
          <text:p text:style-name="P41"><text:span text:style-name="T38">Série 1</text:span></text:p>
        </draw:text-box>
      </draw:frame>
      <text:list xml:id="list2882829637" text:style-name="_5f_Numérotation_20_des_20_exercices_20_livrets">
        <text:list-item>
          <text:p text:style-name="P37">Trois élèves ont <text:span text:style-name="T35">voulu </text:span>colori<text:span text:style-name="T15">er</text:span> un tiers de la surface d'un carré. <text:span text:style-name="T18">Les réponses sont-elles correctes </text:span><text:span text:style-name="T30">? Justifie.</text:span></text:p>
        </text:list-item>
      </text:list>
      <text:section text:style-name="Sect1" text:name="Section14">
        <text:p text:style-name="Standard">Hélène<text:tab/><text:tab/> <text:s text:c="5"/>Lucie<text:tab/> <text:s text:c="8"/>Jean</text:p>
        <text:p text:style-name="_5f_Paragraphe_20_livret_20_"><draw:g text:anchor-type="char" draw:z-index="23" draw:name="Shape12" draw:style-name="gr18"><draw:line draw:style-name="gr99" draw:text-style-name="P76" svg:x1="0.026cm" svg:y1="1.513cm" svg:x2="0.026cm" svg:y2="0.014cm"><text:p/></draw:line><draw:line draw:style-name="gr99" draw:text-style-name="P76" svg:x1="1.524cm" svg:y1="1.513cm" svg:x2="1.524cm" svg:y2="0.014cm"><text:p/></draw:line><draw:path draw:style-name="gr100" draw:text-style-name="P77" svg:width="0cm" svg:height="0.033cm" svg:x="1.524cm" svg:y="0.377cm" svg:viewBox="0 0 0 34" svg:d="M0 34c0-38 0-52 0 0z"><text:p/></draw:path><draw:line draw:style-name="gr100" draw:text-style-name="P77" svg:x1="1.525cm" svg:y1="0.014cm" svg:x2="0.026cm" svg:y2="0.014cm"><text:p/></draw:line><draw:path draw:style-name="gr101" draw:text-style-name="P78" svg:width="1.498cm" svg:height="0.749cm" svg:x="0.026cm" svg:y="0.769cm" svg:viewBox="0 0 1499 750" svg:d="M0 750c249-251 499-500 0 0 499 0 1000 0 1499 0-250-251-499-500-749-750z"><text:p/></draw:path><draw:line draw:style-name="gr99" draw:text-style-name="P76" svg:x1="0.026cm" svg:y1="1.513cm" svg:x2="1.525cm" svg:y2="0.014cm"><text:p/></draw:line><draw:line draw:style-name="gr99" draw:text-style-name="P76" svg:x1="0.026cm" svg:y1="0.014cm" svg:x2="1.525cm" svg:y2="1.513cm"><text:p/></draw:line><draw:line draw:style-name="gr102" draw:text-style-name="P79" svg:x1="1.527cm" svg:y1="1.517cm" svg:x2="0.026cm" svg:y2="1.517cm"><text:p/></draw:line></draw:g><draw:g text:anchor-type="char" draw:z-index="24" draw:name="Shape13" draw:style-name="gr18"><draw:line draw:style-name="gr95" draw:text-style-name="P43" svg:x1="4.286cm" svg:y1="1.481cm" svg:x2="4.286cm" svg:y2="-0.018cm"><text:p/></draw:line><draw:path draw:style-name="gr97" draw:text-style-name="P74" svg:width="0cm" svg:height="0.033cm" svg:x="4.286cm" svg:y="0.344cm" svg:viewBox="0 0 0 34" svg:d="M0 34c0-38 0-52 0 0z"><text:p/></draw:path><draw:line draw:style-name="gr97" draw:text-style-name="P74" svg:x1="4.286cm" svg:y1="1.483cm" svg:x2="2.787cm" svg:y2="1.483cm"><text:p/></draw:line><draw:line draw:style-name="gr95" draw:text-style-name="P43" svg:x1="3.537cm" svg:y1="1.481cm" svg:x2="4.287cm" svg:y2="-0.018cm"><text:p/></draw:line><draw:line draw:style-name="gr97" draw:text-style-name="P74" svg:x1="4.286cm" svg:y1="-0.018cm" svg:x2="2.787cm" svg:y2="-0.018cm"><text:p/></draw:line><draw:path draw:style-name="gr98" draw:text-style-name="P75" svg:width="0.749cm" svg:height="1.498cm" svg:x="2.787cm" svg:y="-0.018cm" svg:viewBox="0 0 750 1499" svg:d="M0 1499c0-499 0-1000 0-1499 249 499 499 1000 750 1499-251 0-501 0-750 0z"><text:p/></draw:path></draw:g><draw:g text:anchor-type="char" draw:z-index="25" draw:name="Shape14" draw:style-name="gr18"><draw:line draw:style-name="gr95" draw:text-style-name="P43" svg:x1="5.549cm" svg:y1="1.002cm" svg:x2="7.048cm" svg:y2="1.002cm"><text:p/></draw:line><draw:line draw:style-name="gr95" draw:text-style-name="P43" svg:x1="5.549cm" svg:y1="1.487cm" svg:x2="7.048cm" svg:y2="1.487cm"><text:p/></draw:line><draw:line draw:style-name="gr95" draw:text-style-name="P43" svg:x1="5.549cm" svg:y1="1.492cm" svg:x2="5.549cm" svg:y2="0.042cm"><text:p/></draw:line><draw:line draw:style-name="gr95" draw:text-style-name="P43" svg:x1="7.047cm" svg:y1="1.492cm" svg:x2="7.047cm" svg:y2="0.042cm"><text:p/></draw:line><draw:path draw:style-name="gr96" draw:text-style-name="P73" svg:width="1.498cm" svg:height="0.482cm" svg:x="5.549cm" svg:y="-0.014cm" svg:viewBox="0 0 1499 483" svg:d="M1499 483c0-160 0-322 0 0-499 0-1000 0-1499 0 499 0 1000 0 1499 0v-483c-499 0-1000 0-1499 0 499 0 1000 0 1499 0h-1499c0 161 0 323 0 483z"><text:p/></draw:path></draw:g></text:p>
        <text:p text:style-name="_5f_Paragraphe_20_livret_20_"/>
        <text:p text:style-name="_5f_Paragraphe_20_livret_20_"/>
        <text:p text:style-name="_5f_Paragraphe_20_livret_20_"/>
      </text:section>
      <text:list xml:id="list155523170619377" text:continue-numbering="true" text:style-name="_5f_Numérotation_20_des_20_exercices_20_livrets">
        <text:list-item>
          <text:list>
            <text:list-item>
              <text:p text:style-name="_5f_Paragraphe_20_livret_20_réponse_20_pointillé"><text:span text:style-name="T12">Hélène :</text:span> <text:span text:style-name="Character_5f_20_5f_style"><text:span text:style-name="T29">………………………………………………………………………….</text:span></text:span></text:p>
            </text:list-item>
          </text:list>
        </text:list-item>
      </text:list>
      <text:p text:style-name="FILET_5f_POINTILLES"><text:span text:style-name="Character_5f_20_5f_style"><text:span text:style-name="T25">………………………………………………………………………….</text:span></text:span></text:p>
      <text:list xml:id="list155523271078959" text:continue-numbering="true" text:style-name="_5f_Numérotation_20_des_20_exercices_20_livrets">
        <text:list-item>
          <text:list>
            <text:list-item>
              <text:p text:style-name="P35"><text:span text:style-name="T12">Lucie :</text:span> <text:span text:style-name="Character_5f_20_5f_style"><text:span text:style-name="T29">………………………………………………………………………...</text:span></text:span></text:p>
            </text:list-item>
          </text:list>
        </text:list-item>
      </text:list>
      <text:p text:style-name="P27"><text:span text:style-name="Character_5f_20_5f_style"><text:span text:style-name="T25">…………………………………………………………………………</text:span></text:span></text:p>
      <text:list xml:id="list155523480219720" text:continue-numbering="true" text:style-name="_5f_Numérotation_20_des_20_exercices_20_livrets">
        <text:list-item>
          <text:list>
            <text:list-item>
              <text:p text:style-name="P35"><text:span text:style-name="T12">Jean :</text:span> <text:span text:style-name="Character_5f_20_5f_style"><text:span text:style-name="T29">…………………………………………………………………………</text:span></text:span><text:span text:style-name="Character_5f_20_5f_style"><text:span text:style-name="T25">.</text:span></text:span></text:p>
            </text:list-item>
          </text:list>
        </text:list-item>
      </text:list>
      <text:p text:style-name="P27"><text:span text:style-name="Character_5f_20_5f_style"><text:span text:style-name="T25">…………………………………………………………………………</text:span></text:span></text:p>
      <text:list xml:id="list155523320705082" text:continue-numbering="true" text:style-name="_5f_Numérotation_20_des_20_exercices_20_livrets">
        <text:list-item>
          <text:p text:style-name="_5f_Titre_20_d_27_exercices_20_livret_20_sans_20_titre_20_avec_20_num_20_exo"><text:s/><text:span text:style-name="Character_5f_20_5f_style"><text:span text:style-name="T32">Pour chaque figure, i</text:span></text:span><text:span text:style-name="Character_5f_20_5f_style"><text:span text:style-name="T30">ndique la fraction de la surface totale qui est colorée.</text:span></text:span></text:p>
        </text:list-item>
      </text:list>
      <text:p text:style-name="_5f_Paragraphe_20_livret_20_"><draw:g text:anchor-type="char" draw:z-index="30" draw:name="Shape15" draw:style-name="gr18"><draw:g draw:style-name="gr11"><draw:custom-shape draw:style-name="gr78" draw:text-style-name="P66" svg:width="0.579cm" svg:height="0.518cm" svg:x="0.131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9" draw:text-style-name="P67" svg:width="0.576cm" svg:height="0.518cm" svg:x="0.708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67" svg:width="0.579cm" svg:height="0.516cm" svg:x="0.131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67" svg:width="0.576cm" svg:height="0.516cm" svg:x="0.708cm" svg:y="0.607cm"><text:p/><draw:enhanced-geometry svg:viewBox="0 0 21600 21600" draw:mirror-horizontal="false" draw:mirror-vertical="false" draw:type="rectangle" draw:enhanced-path="M 0 0 L 21600 0 21600 21600 0 21600 0 0 Z N"/></draw:custom-shape></draw:g><draw:g draw:style-name="gr11"><draw:custom-shape draw:style-name="gr81" draw:text-style-name="P66" svg:width="0.578cm" svg:height="0.519cm" svg:x="2.0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66" svg:width="0.579cm" svg:height="0.519cm" svg:x="2.595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67" svg:width="0.578cm" svg:height="0.519cm" svg:x="2.0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66" svg:width="0.579cm" svg:height="0.519cm" svg:x="2.595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1"><draw:custom-shape draw:style-name="gr82" draw:text-style-name="P67" svg:width="0.578cm" svg:height="0.519cm" svg:x="3.932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2" draw:text-style-name="P67" svg:width="0.578cm" svg:height="0.519cm" svg:x="4.507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66" svg:width="0.578cm" svg:height="0.519cm" svg:x="3.932cm" svg:y="0.603cm"><text:p/><draw:enhanced-geometry svg:viewBox="0 0 21600 21600" draw:mirror-horizontal="false" draw:mirror-vertical="false" draw:type="rectangle" draw:enhanced-path="M 0 0 L 21600 0 21600 21600 0 21600 0 0 Z N"/></draw:custom-shape><draw:custom-shape draw:style-name="gr81" draw:text-style-name="P66" svg:width="0.578cm" svg:height="0.519cm" svg:x="4.507cm" svg:y="0.603cm"><text:p/><draw:enhanced-geometry svg:viewBox="0 0 21600 21600" draw:mirror-horizontal="false" draw:mirror-vertical="false" draw:type="rectangle" draw:enhanced-path="M 0 0 L 21600 0 21600 21600 0 21600 0 0 Z N"/></draw:custom-shape></draw:g><draw:g draw:style-name="gr11"><draw:custom-shape draw:style-name="gr78" draw:text-style-name="P66" svg:width="0.579cm" svg:height="0.518cm" svg:x="5.874cm" svg:y="0.092cm"><text:p/><draw:enhanced-geometry svg:viewBox="0 0 21600 21600" draw:mirror-horizontal="false" draw:mirror-vertical="false" draw:type="rectangle" draw:enhanced-path="M 0 0 L 21600 0 21600 21600 0 21600 0 0 Z N"/></draw:custom-shape><draw:custom-shape draw:style-name="gr78" draw:text-style-name="P66" svg:width="0.578cm" svg:height="0.518cm" svg:x="6.449cm" svg:y="0.09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66" svg:width="0.579cm" svg:height="0.516cm" svg:x="5.874cm" svg:y="0.607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66" svg:width="0.578cm" svg:height="0.516cm" svg:x="6.449cm" svg:y="0.607cm"><text:p/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_5f_Paragraphe_20_livret_20_"/>
      <text:p text:style-name="P28"/>
      <text:list xml:id="list155523354988269" text:continue-numbering="true" text:style-name="_5f_Numérotation_20_des_20_exercices_20_livrets">
        <text:list-item>
          <text:p text:style-name="_5f_Paragraphe_20_livret_20_réponse_20_élève"><text:s/><draw:frame draw:style-name="fr3" draw:name="Objet1" text:anchor-type="as-char" svg:y="-0.556cm" svg:width="0.94cm" svg:height="0.87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text:s text:c="4"/><draw:frame draw:style-name="fr3" draw:name="Objet2" text:anchor-type="as-char" svg:y="-0.556cm" svg:width="0.94cm" svg:height="0.87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 text:c="7"/><draw:frame draw:style-name="fr3" draw:name="Objet3" text:anchor-type="as-char" svg:y="-0.556cm" svg:width="0.94cm" svg:height="0.87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<text:s text:c="6"/><draw:frame draw:style-name="fr3" draw:name="Objet4" text:anchor-type="as-char" svg:y="-0.556cm" svg:width="0.94cm" svg:height="0.87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21"><draw:g text:anchor-type="char" draw:z-index="31" draw:name="Shape16" draw:style-name="gr18"><draw:g draw:style-name="gr11"><draw:custom-shape draw:style-name="gr70" draw:text-style-name="P62" svg:width="1.481cm" svg:height="1.486cm" svg:x="5.858cm" svg:y="0.171cm"><text:p/><draw:enhanced-geometry svg:viewBox="0 0 21600 21600" draw:text-areas="10799 0 21599 10799" draw:type="mso-spt100" draw:modifiers="-179.868309139686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1"><draw:custom-shape draw:style-name="gr71" draw:text-style-name="P63" svg:width="1.497cm" svg:height="1.509cm" svg:x="5.863cm" svg:y="0.173cm"><text:p/><draw:enhanced-geometry svg:viewBox="0 0 21600 21600" draw:text-areas="1 0 21599 10799" draw:type="mso-spt100" draw:modifiers="0 0 21598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2" draw:text-style-name="P64" svg:width="1.498cm" svg:height="1.509cm" svg:x="5.859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65" svg:x1="5.858cm" svg:y1="0.921cm" svg:x2="7.353cm" svg:y2="0.921cm"><text:p/></draw:line></draw:g></draw:g><draw:g draw:style-name="gr11"><draw:custom-shape draw:style-name="gr74" draw:text-style-name="P62" svg:width="1.484cm" svg:height="1.5cm" svg:x="3.91cm" svg:y="0.18cm"><text:p/><draw:enhanced-geometry svg:viewBox="0 0 21600 21600" draw:text-areas="5672 10799 16250 21599" draw:type="mso-spt100" draw:modifiers="59.4552732142407 118.856475830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5" draw:text-style-name="P64" svg:width="1.498cm" svg:height="1.502cm" svg:x="3.91cm" svg:y="0.17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65" svg:x1="4.011cm" svg:y1="0.544cm" svg:x2="5.305cm" svg:y2="1.294cm"><text:p/></draw:line><draw:line draw:style-name="gr73" draw:text-style-name="P65" svg:x1="4.655cm" svg:y1="0.178cm" svg:x2="4.655cm" svg:y2="1.677cm"><text:p/></draw:line><draw:line draw:style-name="gr73" draw:text-style-name="P65" svg:x1="4.287cm" svg:y1="0.275cm" svg:x2="5.034cm" svg:y2="1.574cm"><text:p/></draw:line><draw:line draw:style-name="gr73" draw:text-style-name="P65" svg:x1="5.028cm" svg:y1="0.275cm" svg:x2="4.281cm" svg:y2="1.574cm"><text:p/></draw:line><draw:line draw:style-name="gr73" draw:text-style-name="P65" svg:x1="4.011cm" svg:y1="1.301cm" svg:x2="5.305cm" svg:y2="0.551cm"><text:p/></draw:line><draw:line draw:style-name="gr73" draw:text-style-name="P65" svg:x1="3.909cm" svg:y1="0.925cm" svg:x2="5.404cm" svg:y2="0.925cm"><text:p/></draw:line></draw:g><draw:g draw:style-name="gr11"><draw:custom-shape draw:style-name="gr76" draw:text-style-name="P62" svg:width="1.498cm" svg:height="1.502cm" svg:x="0.035cm" svg:y="0.173cm"><text:p/><draw:enhanced-geometry svg:viewBox="0 0 21600 21600" draw:text-areas="1569 0 21599 21599" draw:type="mso-spt100" draw:modifiers="-149.240814208984 149.036773681641 18561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5" draw:text-style-name="P64" svg:width="1.498cm" svg:height="1.502cm" svg:x="0.037cm" svg:y="0.17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65" svg:x1="0.039cm" svg:y1="0.921cm" svg:x2="1.532cm" svg:y2="0.921cm"><text:p/></draw:line><draw:line draw:style-name="gr73" draw:text-style-name="P65" svg:x1="1.158cm" svg:y1="0.274cm" svg:x2="0.411cm" svg:y2="1.573cm"><text:p/></draw:line><draw:line draw:style-name="gr73" draw:text-style-name="P65" svg:x1="0.411cm" svg:y1="0.274cm" svg:x2="1.158cm" svg:y2="1.573cm"><text:p/></draw:line><draw:line draw:style-name="gr73" draw:text-style-name="P65" svg:x1="0.785cm" svg:y1="0.177cm" svg:x2="0.785cm" svg:y2="1.676cm"><text:p/></draw:line><draw:line draw:style-name="gr73" draw:text-style-name="P65" svg:x1="0.141cm" svg:y1="0.547cm" svg:x2="1.434cm" svg:y2="1.296cm"><text:p/></draw:line><draw:line draw:style-name="gr73" draw:text-style-name="P65" svg:x1="0.143cm" svg:y1="1.307cm" svg:x2="1.436cm" svg:y2="0.558cm"><text:p/></draw:line></draw:g><draw:g draw:style-name="gr11"><draw:custom-shape draw:style-name="gr74" draw:text-style-name="P62" svg:width="1.458cm" svg:height="1.502cm" svg:x="2.071cm" svg:y="0.183cm"><text:p/><draw:enhanced-geometry svg:viewBox="0 0 21600 21600" draw:text-areas="10799 0 21599 10799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7" draw:text-style-name="P64" svg:width="1.46cm" svg:height="1.502cm" svg:x="2.072cm" svg:y="0.183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73" draw:text-style-name="P65" svg:x1="2.062cm" svg:y1="0.928cm" svg:x2="3.518cm" svg:y2="0.928cm"><text:p/></draw:line><draw:line draw:style-name="gr73" draw:text-style-name="P65" svg:x1="2.794cm" svg:y1="0.184cm" svg:x2="2.794cm" svg:y2="1.685cm"><text:p/></draw:line></draw:g></draw:g></text:p>
      <text:p text:style-name="_5f_Paragraphe_20_livret_20_"/>
      <text:p text:style-name="_5f_Paragraphe_20_livret_20_"/>
      <text:h text:style-name="P40" text:outline-level="1"><draw:frame draw:style-name="fr3" draw:name="Objet13" text:anchor-type="as-char" svg:y="-0.556cm" svg:width="0.94cm" svg:height="0.87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6"><text:s text:c="6"/></text:span><text:span text:style-name="T36"><draw:frame draw:style-name="fr3" draw:name="Objet14" text:anchor-type="as-char" svg:y="-0.556cm" svg:width="0.94cm" svg:height="0.87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6"><text:s text:c="6"/></text:span><text:span text:style-name="T36"><draw:frame draw:style-name="fr3" draw:name="Objet5" text:anchor-type="as-char" svg:y="-0.556cm" svg:width="0.94cm" svg:height="0.87c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6"><text:s text:c="6"/></text:span><text:span text:style-name="T36"><draw:frame draw:style-name="fr3" draw:name="Objet6" text:anchor-type="as-char" svg:y="-0.556cm" svg:width="0.94cm" svg:height="0.87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<text:p text:style-name="_5f_Paragraphe_20_livret_20_"><draw:g text:anchor-type="char" draw:z-index="29" draw:name="Shape17" draw:style-name="gr18"><draw:g draw:style-name="gr11"><draw:custom-shape draw:style-name="gr84" draw:text-style-name="P68" svg:width="1.495cm" svg:height="1.5cm" svg:x="5.951cm" svg:y="0.404cm"><text:p/><draw:enhanced-geometry svg:viewBox="0 0 21600 21600" draw:text-areas="0 1474 21599 21599" draw:type="mso-spt100" draw:modifiers="0.514297485351563 -120.633834838867 21600 18586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5" draw:text-style-name="P69" svg:width="1.495cm" svg:height="1.504cm" svg:x="5.95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70" svg:x1="5.948cm" svg:y1="1.15cm" svg:x2="7.442cm" svg:y2="1.15cm"><text:p/></draw:line><draw:line draw:style-name="gr86" draw:text-style-name="P70" svg:x1="7.064cm" svg:y1="0.501cm" svg:x2="6.315cm" svg:y2="1.801cm"><text:p/></draw:line><draw:line draw:style-name="gr86" draw:text-style-name="P70" svg:x1="6.315cm" svg:y1="0.501cm" svg:x2="7.064cm" svg:y2="1.801cm"><text:p/></draw:line></draw:g><draw:g draw:style-name="gr11"><draw:custom-shape draw:style-name="gr87" draw:text-style-name="P68" svg:width="1.498cm" svg:height="1.5cm" svg:x="0.069cm" svg:y="0.397cm"><text:p/><draw:enhanced-geometry svg:viewBox="0 0 21600 21600" draw:text-areas="0 1474 21599 21599" draw:type="mso-spt100" draw:modifiers="-28.9196319580078 -120.017654418945 21600 18703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8" draw:text-style-name="P69" svg:width="1.498cm" svg:height="1.5cm" svg:x="0.067cm" svg:y="0.39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70" svg:x1="0.168cm" svg:y1="0.762cm" svg:x2="1.463cm" svg:y2="1.511cm"><text:p/></draw:line><draw:line draw:style-name="gr86" draw:text-style-name="P70" svg:x1="0.81cm" svg:y1="0.392cm" svg:x2="0.81cm" svg:y2="1.889cm"><text:p/></draw:line><draw:line draw:style-name="gr86" draw:text-style-name="P70" svg:x1="0.443cm" svg:y1="0.494cm" svg:x2="1.19cm" svg:y2="1.791cm"><text:p/></draw:line><draw:line draw:style-name="gr86" draw:text-style-name="P70" svg:x1="1.19cm" svg:y1="0.494cm" svg:x2="0.443cm" svg:y2="1.791cm"><text:p/></draw:line><draw:line draw:style-name="gr86" draw:text-style-name="P70" svg:x1="0.168cm" svg:y1="1.518cm" svg:x2="1.463cm" svg:y2="0.769cm"><text:p/></draw:line><draw:line draw:style-name="gr86" draw:text-style-name="P70" svg:x1="0.069cm" svg:y1="1.146cm" svg:x2="1.565cm" svg:y2="1.146cm"><text:p/></draw:line></draw:g><draw:g draw:style-name="gr11"><draw:custom-shape draw:style-name="gr89" draw:text-style-name="P68" svg:width="1.498cm" svg:height="1.495cm" svg:x="2.067cm" svg:y="0.404cm"><text:p/><draw:enhanced-geometry svg:viewBox="0 0 21600 21600" draw:text-areas="0 0 21599 21599" draw:type="mso-spt100" draw:modifiers="60.6858367919922 29.9135131835937 2160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0" draw:text-style-name="P69" svg:width="1.498cm" svg:height="1.495cm" svg:x="2.064cm" svg:y="0.401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70" svg:x1="2.06cm" svg:y1="1.147cm" svg:x2="3.556cm" svg:y2="1.147cm"><text:p/></draw:line><draw:line draw:style-name="gr86" draw:text-style-name="P70" svg:x1="2.808cm" svg:y1="0.404cm" svg:x2="2.808cm" svg:y2="1.896cm"><text:p/></draw:line><draw:line draw:style-name="gr86" draw:text-style-name="P70" svg:x1="2.165cm" svg:y1="0.777cm" svg:x2="3.46cm" svg:y2="1.526cm"><text:p/></draw:line><draw:line draw:style-name="gr86" draw:text-style-name="P70" svg:x1="2.441cm" svg:y1="0.508cm" svg:x2="3.185cm" svg:y2="1.8cm"><text:p/></draw:line><draw:line draw:style-name="gr86" draw:text-style-name="P70" svg:x1="3.184cm" svg:y1="0.501cm" svg:x2="2.44cm" svg:y2="1.793cm"><text:p/></draw:line><draw:line draw:style-name="gr86" draw:text-style-name="P70" svg:x1="2.165cm" svg:y1="1.526cm" svg:x2="3.46cm" svg:y2="0.777cm"><text:p/></draw:line></draw:g><draw:g draw:style-name="gr11"><draw:custom-shape draw:style-name="gr91" draw:text-style-name="P68" svg:width="1.495cm" svg:height="1.497cm" svg:x="4.015cm" svg:y="0.406cm"><text:p/><draw:enhanced-geometry svg:viewBox="0 0 21600 21600" draw:text-areas="0 1474 10799 21599" draw:type="mso-spt100" draw:modifiers="90.5786590576172 -120.392425537109 21600 18632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2" draw:text-style-name="P69" svg:width="1.497cm" svg:height="1.498cm" svg:x="4.011cm" svg:y="0.39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86" draw:text-style-name="P70" svg:x1="4.011cm" svg:y1="1.146cm" svg:x2="5.503cm" svg:y2="1.146cm"><text:p/></draw:line><draw:line draw:style-name="gr86" draw:text-style-name="P70" svg:x1="5.129cm" svg:y1="0.501cm" svg:x2="4.383cm" svg:y2="1.796cm"><text:p/></draw:line><draw:line draw:style-name="gr86" draw:text-style-name="P70" svg:x1="4.383cm" svg:y1="0.501cm" svg:x2="5.129cm" svg:y2="1.796cm"><text:p/></draw:line><draw:line draw:style-name="gr86" draw:text-style-name="P70" svg:x1="4.112cm" svg:y1="0.769cm" svg:x2="5.404cm" svg:y2="1.516cm"><text:p/></draw:line><draw:line draw:style-name="gr86" draw:text-style-name="P70" svg:x1="4.757cm" svg:y1="0.404cm" svg:x2="4.757cm" svg:y2="1.899cm"><text:p/></draw:line><draw:line draw:style-name="gr86" draw:text-style-name="P70" svg:x1="4.114cm" svg:y1="1.524cm" svg:x2="5.406cm" svg:y2="0.777cm"><text:p/></draw:line><draw:line draw:style-name="gr86" draw:text-style-name="P70" svg:x1="4.038cm" svg:y1="0.956cm" svg:x2="5.479cm" svg:y2="1.343cm"><text:p/></draw:line><draw:line draw:style-name="gr86" draw:text-style-name="P70" svg:x1="5.287cm" svg:y1="0.621cm" svg:x2="4.232cm" svg:y2="1.679cm"><text:p/></draw:line><draw:line draw:style-name="gr86" draw:text-style-name="P70" svg:x1="4.563cm" svg:y1="0.426cm" svg:x2="4.949cm" svg:y2="1.87cm"><text:p/></draw:line><draw:line draw:style-name="gr86" draw:text-style-name="P70" svg:x1="4.235cm" svg:y1="0.621cm" svg:x2="5.29cm" svg:y2="1.679cm"><text:p/></draw:line><draw:line draw:style-name="gr86" draw:text-style-name="P70" svg:x1="4.949cm" svg:y1="0.426cm" svg:x2="4.563cm" svg:y2="1.87cm"><text:p/></draw:line><draw:line draw:style-name="gr86" draw:text-style-name="P70" svg:x1="4.039cm" svg:y1="1.347cm" svg:x2="5.48cm" svg:y2="0.96cm"><text:p/></draw:lin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frame draw:style-name="fr3" draw:name="Objet15" text:anchor-type="as-char" svg:y="-0.556cm" svg:width="0.94cm" svg:height="0.87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text:s text:c="6"/><draw:frame draw:style-name="fr3" draw:name="Objet16" text:anchor-type="as-char" svg:y="-0.556cm" svg:width="0.94cm" svg:height="0.87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text:s text:c="6"/><draw:frame draw:style-name="fr3" draw:name="Objet7" text:anchor-type="as-char" svg:y="-0.556cm" svg:width="0.94cm" svg:height="0.87cm" draw:z-index="52"><draw:object xlink:href="./Object 11" xlink:type="simple" xlink:show="embed" xlink:actuate="onLoad"/><draw:image xlink:href="./ObjectReplacements/Object 11" xlink:type="simple" xlink:show="embed" xlink:actuate="onLoad"/><svg:desc>formula</svg:desc></draw:frame><text:s text:c="7"/><draw:frame draw:style-name="fr3" draw:name="Objet8" text:anchor-type="as-char" svg:y="-0.556cm" svg:width="0.94cm" svg:height="0.87cm" draw:z-index="5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_5f_Paragraphe_20_livret_20_"><draw:g text:anchor-type="char" draw:z-index="28" draw:name="Shape18" draw:style-name="gr18"><draw:custom-shape draw:style-name="gr93" draw:text-style-name="P71" svg:width="0.412cm" svg:height="0.406cm" svg:x="6.216cm" svg:y="0.272cm"><text:p/><draw:enhanced-geometry svg:viewBox="0 0 21600 21600" draw:type="rectangle" draw:enhanced-path="M 0 0 L 21600 0 21600 21600 0 21600 0 0 Z N"/></draw:custom-shape><draw:custom-shape draw:style-name="gr93" draw:text-style-name="P71" svg:width="0.405cm" svg:height="0.406cm" svg:x="6.627cm" svg:y="0.272cm"><text:p/><draw:enhanced-geometry svg:viewBox="0 0 21600 21600" draw:type="rectangle" draw:enhanced-path="M 0 0 L 21600 0 21600 21600 0 21600 0 0 Z N"/></draw:custom-shape><draw:custom-shape draw:style-name="gr93" draw:text-style-name="P71" svg:width="0.414cm" svg:height="0.406cm" svg:x="7.026cm" svg:y="0.272cm"><text:p/><draw:enhanced-geometry svg:viewBox="0 0 21600 21600" draw:type="rectangle" draw:enhanced-path="M 0 0 L 21600 0 21600 21600 0 21600 0 0 Z N"/></draw:custom-shape><draw:custom-shape draw:style-name="gr93" draw:text-style-name="P71" svg:width="0.406cm" svg:height="0.406cm" svg:x="7.438cm" svg:y="0.272cm"><text:p/><draw:enhanced-geometry svg:viewBox="0 0 21600 21600" draw:type="rectangle" draw:enhanced-path="M 0 0 L 21600 0 21600 21600 0 21600 0 0 Z N"/></draw:custom-shape><draw:custom-shape draw:style-name="gr93" draw:text-style-name="P71" svg:width="0.412cm" svg:height="0.408cm" svg:x="6.216cm" svg:y="0.678cm"><text:p/><draw:enhanced-geometry svg:viewBox="0 0 21600 21600" draw:type="rectangle" draw:enhanced-path="M 0 0 L 21600 0 21600 21600 0 21600 0 0 Z N"/></draw:custom-shape><draw:custom-shape draw:style-name="gr93" draw:text-style-name="P71" svg:width="0.405cm" svg:height="0.408cm" svg:x="6.627cm" svg:y="0.678cm"><text:p/><draw:enhanced-geometry svg:viewBox="0 0 21600 21600" draw:type="rectangle" draw:enhanced-path="M 0 0 L 21600 0 21600 21600 0 21600 0 0 Z N"/></draw:custom-shape><draw:custom-shape draw:style-name="gr93" draw:text-style-name="P71" svg:width="0.414cm" svg:height="0.408cm" svg:x="7.026cm" svg:y="0.678cm"><text:p/><draw:enhanced-geometry svg:viewBox="0 0 21600 21600" draw:type="rectangle" draw:enhanced-path="M 0 0 L 21600 0 21600 21600 0 21600 0 0 Z N"/></draw:custom-shape><draw:custom-shape draw:style-name="gr93" draw:text-style-name="P71" svg:width="0.406cm" svg:height="0.408cm" svg:x="7.438cm" svg:y="0.678cm"><text:p/><draw:enhanced-geometry svg:viewBox="0 0 21600 21600" draw:type="rectangle" draw:enhanced-path="M 0 0 L 21600 0 21600 21600 0 21600 0 0 Z N"/></draw:custom-shape><draw:custom-shape draw:style-name="gr94" draw:text-style-name="P72" svg:width="0.412cm" svg:height="0.406cm" svg:x="6.216cm" svg:y="1.085cm"><text:p/><draw:enhanced-geometry svg:viewBox="0 0 21600 21600" draw:type="rectangle" draw:enhanced-path="M 0 0 L 21600 0 21600 21600 0 21600 0 0 Z N"/></draw:custom-shape><draw:custom-shape draw:style-name="gr94" draw:text-style-name="P72" svg:width="0.405cm" svg:height="0.406cm" svg:x="6.627cm" svg:y="1.085cm"><text:p/><draw:enhanced-geometry svg:viewBox="0 0 21600 21600" draw:type="rectangle" draw:enhanced-path="M 0 0 L 21600 0 21600 21600 0 21600 0 0 Z N"/></draw:custom-shape><draw:custom-shape draw:style-name="gr93" draw:text-style-name="P71" svg:width="0.414cm" svg:height="0.406cm" svg:x="7.026cm" svg:y="1.085cm"><text:p/><draw:enhanced-geometry svg:viewBox="0 0 21600 21600" draw:type="rectangle" draw:enhanced-path="M 0 0 L 21600 0 21600 21600 0 21600 0 0 Z N"/></draw:custom-shape><draw:custom-shape draw:style-name="gr93" draw:text-style-name="P71" svg:width="0.406cm" svg:height="0.406cm" svg:x="7.438cm" svg:y="1.085cm"><text:p/><draw:enhanced-geometry svg:viewBox="0 0 21600 21600" draw:type="rectangle" draw:enhanced-path="M 0 0 L 21600 0 21600 21600 0 21600 0 0 Z N"/></draw:custom-shape><draw:custom-shape draw:style-name="gr94" draw:text-style-name="P72" svg:width="0.412cm" svg:height="0.408cm" svg:x="6.216cm" svg:y="1.487cm"><text:p/><draw:enhanced-geometry svg:viewBox="0 0 21600 21600" draw:type="rectangle" draw:enhanced-path="M 0 0 L 21600 0 21600 21600 0 21600 0 0 Z N"/></draw:custom-shape><draw:custom-shape draw:style-name="gr94" draw:text-style-name="P72" svg:width="0.405cm" svg:height="0.408cm" svg:x="6.627cm" svg:y="1.487cm"><text:p/><draw:enhanced-geometry svg:viewBox="0 0 21600 21600" draw:type="rectangle" draw:enhanced-path="M 0 0 L 21600 0 21600 21600 0 21600 0 0 Z N"/></draw:custom-shape><draw:custom-shape draw:style-name="gr93" draw:text-style-name="P71" svg:width="0.414cm" svg:height="0.408cm" svg:x="7.026cm" svg:y="1.487cm"><text:p/><draw:enhanced-geometry svg:viewBox="0 0 21600 21600" draw:type="rectangle" draw:enhanced-path="M 0 0 L 21600 0 21600 21600 0 21600 0 0 Z N"/></draw:custom-shape><draw:custom-shape draw:style-name="gr93" draw:text-style-name="P71" svg:width="0.406cm" svg:height="0.408cm" svg:x="7.438cm" svg:y="1.487cm"><text:p/><draw:enhanced-geometry svg:viewBox="0 0 21600 21600" draw:type="rectangle" draw:enhanced-path="M 0 0 L 21600 0 21600 21600 0 21600 0 0 Z N"/></draw:custom-shape></draw:g><draw:g text:anchor-type="char" draw:z-index="26" draw:name="Shape19" draw:style-name="gr18"><draw:custom-shape draw:style-name="gr94" draw:text-style-name="P72" svg:width="0.406cm" svg:height="0.406cm" svg:x="0.804cm" svg:y="0.272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1.21cm" svg:y="0.272cm"><text:p/><draw:enhanced-geometry svg:viewBox="0 0 21600 21600" draw:type="rectangle" draw:enhanced-path="M 0 0 L 21600 0 21600 21600 0 21600 0 0 Z N"/></draw:custom-shape><draw:custom-shape draw:style-name="gr94" draw:text-style-name="P72" svg:width="0.405cm" svg:height="0.406cm" svg:x="1.617cm" svg:y="0.272cm"><text:p/><draw:enhanced-geometry svg:viewBox="0 0 21600 21600" draw:type="rectangle" draw:enhanced-path="M 0 0 L 21600 0 21600 21600 0 21600 0 0 Z N"/></draw:custom-shape><draw:custom-shape draw:style-name="gr94" draw:text-style-name="P72" svg:width="0.412cm" svg:height="0.406cm" svg:x="2.021cm" svg:y="0.272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8cm" svg:x="0.804cm" svg:y="0.678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1.21cm" svg:y="0.678cm"><text:p/><draw:enhanced-geometry svg:viewBox="0 0 21600 21600" draw:type="rectangle" draw:enhanced-path="M 0 0 L 21600 0 21600 21600 0 21600 0 0 Z N"/></draw:custom-shape><draw:custom-shape draw:style-name="gr94" draw:text-style-name="P72" svg:width="0.405cm" svg:height="0.408cm" svg:x="1.617cm" svg:y="0.678cm"><text:p/><draw:enhanced-geometry svg:viewBox="0 0 21600 21600" draw:type="rectangle" draw:enhanced-path="M 0 0 L 21600 0 21600 21600 0 21600 0 0 Z N"/></draw:custom-shape><draw:custom-shape draw:style-name="gr94" draw:text-style-name="P72" svg:width="0.412cm" svg:height="0.408cm" svg:x="2.021cm" svg:y="0.678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6cm" svg:x="0.804cm" svg:y="1.085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1.21cm" svg:y="1.085cm"><text:p/><draw:enhanced-geometry svg:viewBox="0 0 21600 21600" draw:type="rectangle" draw:enhanced-path="M 0 0 L 21600 0 21600 21600 0 21600 0 0 Z N"/></draw:custom-shape><draw:custom-shape draw:style-name="gr93" draw:text-style-name="P71" svg:width="0.405cm" svg:height="0.406cm" svg:x="1.617cm" svg:y="1.085cm"><text:p/><draw:enhanced-geometry svg:viewBox="0 0 21600 21600" draw:type="rectangle" draw:enhanced-path="M 0 0 L 21600 0 21600 21600 0 21600 0 0 Z N"/></draw:custom-shape><draw:custom-shape draw:style-name="gr93" draw:text-style-name="P71" svg:width="0.412cm" svg:height="0.406cm" svg:x="2.021cm" svg:y="1.085cm"><text:p/><draw:enhanced-geometry svg:viewBox="0 0 21600 21600" draw:type="rectangle" draw:enhanced-path="M 0 0 L 21600 0 21600 21600 0 21600 0 0 Z N"/></draw:custom-shape><draw:custom-shape draw:style-name="gr93" draw:text-style-name="P71" svg:width="0.406cm" svg:height="0.408cm" svg:x="0.804cm" svg:y="1.487cm"><text:p/><draw:enhanced-geometry svg:viewBox="0 0 21600 21600" draw:type="rectangle" draw:enhanced-path="M 0 0 L 21600 0 21600 21600 0 21600 0 0 Z N"/></draw:custom-shape><draw:custom-shape draw:style-name="gr93" draw:text-style-name="P71" svg:width="0.408cm" svg:height="0.408cm" svg:x="1.21cm" svg:y="1.487cm"><text:p/><draw:enhanced-geometry svg:viewBox="0 0 21600 21600" draw:type="rectangle" draw:enhanced-path="M 0 0 L 21600 0 21600 21600 0 21600 0 0 Z N"/></draw:custom-shape><draw:custom-shape draw:style-name="gr93" draw:text-style-name="P71" svg:width="0.405cm" svg:height="0.408cm" svg:x="1.617cm" svg:y="1.487cm"><text:p/><draw:enhanced-geometry svg:viewBox="0 0 21600 21600" draw:type="rectangle" draw:enhanced-path="M 0 0 L 21600 0 21600 21600 0 21600 0 0 Z N"/></draw:custom-shape><draw:custom-shape draw:style-name="gr93" draw:text-style-name="P71" svg:width="0.412cm" svg:height="0.408cm" svg:x="2.021cm" svg:y="1.487cm"><text:p/><draw:enhanced-geometry svg:viewBox="0 0 21600 21600" draw:type="rectangle" draw:enhanced-path="M 0 0 L 21600 0 21600 21600 0 21600 0 0 Z N"/></draw:custom-shape></draw:g><draw:g text:anchor-type="char" draw:z-index="27" draw:name="Shape20" draw:style-name="gr18"><draw:custom-shape draw:style-name="gr93" draw:text-style-name="P71" svg:width="0.408cm" svg:height="0.406cm" svg:x="3.455cm" svg:y="0.272cm"><text:p/><draw:enhanced-geometry svg:viewBox="0 0 21600 21600" draw:type="rectangle" draw:enhanced-path="M 0 0 L 21600 0 21600 21600 0 21600 0 0 Z N"/></draw:custom-shape><draw:custom-shape draw:style-name="gr93" draw:text-style-name="P71" svg:width="0.408cm" svg:height="0.406cm" svg:x="3.861cm" svg:y="0.272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4.268cm" svg:y="0.272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6cm" svg:x="4.676cm" svg:y="0.272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3.455cm" svg:y="0.678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3.861cm" svg:y="0.678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4.268cm" svg:y="0.678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8cm" svg:x="4.676cm" svg:y="0.678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3.455cm" svg:y="1.085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3.861cm" svg:y="1.085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6cm" svg:x="4.268cm" svg:y="1.085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6cm" svg:x="4.676cm" svg:y="1.085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3.455cm" svg:y="1.487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3.861cm" svg:y="1.487cm"><text:p/><draw:enhanced-geometry svg:viewBox="0 0 21600 21600" draw:type="rectangle" draw:enhanced-path="M 0 0 L 21600 0 21600 21600 0 21600 0 0 Z N"/></draw:custom-shape><draw:custom-shape draw:style-name="gr94" draw:text-style-name="P72" svg:width="0.408cm" svg:height="0.408cm" svg:x="4.268cm" svg:y="1.487cm"><text:p/><draw:enhanced-geometry svg:viewBox="0 0 21600 21600" draw:type="rectangle" draw:enhanced-path="M 0 0 L 21600 0 21600 21600 0 21600 0 0 Z N"/></draw:custom-shape><draw:custom-shape draw:style-name="gr94" draw:text-style-name="P72" svg:width="0.406cm" svg:height="0.408cm" svg:x="4.676cm" svg:y="1.487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><text:s text:c="9"/><draw:frame draw:style-name="fr3" draw:name="Objet17" text:anchor-type="as-char" svg:y="-0.556cm" svg:width="0.94cm" svg:height="0.87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text:s text:c="11"/><draw:frame draw:style-name="fr3" draw:name="Objet9" text:anchor-type="as-char" svg:y="-0.556cm" svg:width="0.94cm" svg:height="0.87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text:s text:c="13"/><draw:frame draw:style-name="fr3" draw:name="Objet10" text:anchor-type="as-char" svg:y="-0.556cm" svg:width="0.94cm" svg:height="0.87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_5f_Paragraphe_20_livret_20_"><draw:g text:anchor-type="char" draw:z-index="0" draw:name="DrawObject4" draw:style-name="gr108"><draw:g draw:name="Shape23" draw:style-name="gr11"><draw:custom-shape draw:style-name="gr109" draw:text-style-name="P83" svg:width="1.625cm" svg:height="0.807cm" svg:x="6.191cm" svg:y="0.917cm"><text:p/><draw:enhanced-geometry svg:viewBox="0 0 21600 21600" draw:type="rectangle" draw:enhanced-path="M 0 0 L 21600 0 21600 21600 0 21600 0 0 Z N"/></draw:custom-shape><draw:custom-shape draw:style-name="gr110" draw:text-style-name="P83" svg:width="0.812cm" svg:height="0.805cm" svg:x="7.004cm" svg:y="0.111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5cm" svg:x="6.191cm" svg:y="0.111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5cm" svg:x="6.597cm" svg:y="0.111cm"><text:p/><draw:enhanced-geometry svg:viewBox="0 0 21600 21600" draw:type="rectangle" draw:enhanced-path="M 0 0 L 21600 0 21600 21600 0 21600 0 0 Z N"/></draw:custom-shape><draw:custom-shape draw:style-name="gr112" draw:text-style-name="P83" svg:width="0.408cm" svg:height="0.403cm" svg:x="6.597cm" svg:y="0.51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6.191cm" svg:y="0.518cm"><text:p/><draw:enhanced-geometry svg:viewBox="0 0 21600 21600" draw:type="rectangle" draw:enhanced-path="M 0 0 L 21600 0 21600 21600 0 21600 0 0 Z N"/></draw:custom-shape></draw:g><draw:g draw:name="DrawObject4" draw:style-name="gr113"><draw:g draw:name="Shape21" draw:style-name="gr113"><draw:custom-shape draw:style-name="gr114" draw:text-style-name="P83" svg:width="0.814cm" svg:height="0.805cm" svg:x="0.804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1.615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2.023cm" svg:y="0.09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0.499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0.897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0.897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1.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2.023cm" svg:y="1.3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0.804cm" svg:y="0.896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1.211cm" svg:y="0.896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5cm" svg:x="0.804cm" svg:y="1.29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5cm" svg:x="1.211cm" svg:y="1.298cm"><text:p/><draw:enhanced-geometry svg:viewBox="0 0 21600 21600" draw:type="rectangle" draw:enhanced-path="M 0 0 L 21600 0 21600 21600 0 21600 0 0 Z N"/></draw:custom-shape><draw:custom-shape draw:style-name="gr111" draw:text-style-name="P84" svg:width="0.41cm" svg:height="0.403cm" svg:x="1.615cm" svg:y="0.499cm"><text:p/><draw:enhanced-geometry svg:viewBox="0 0 21600 21600" draw:type="rectangle" draw:enhanced-path="M 0 0 L 21600 0 21600 21600 0 21600 0 0 Z N"/></draw:custom-shape></draw:g><draw:custom-shape draw:name="Shape21" draw:style-name="gr112" draw:text-style-name="P83" svg:width="0.406cm" svg:height="0.405cm" svg:x="1.211cm" svg:y="0.093cm"><text:p/><draw:enhanced-geometry svg:viewBox="0 0 21600 21600" draw:type="rectangle" draw:enhanced-path="M 0 0 L 21600 0 21600 21600 0 21600 0 0 Z N"/></draw:custom-shape><draw:custom-shape draw:name="Shape22" draw:style-name="gr112" draw:text-style-name="P83" svg:width="0.406cm" svg:height="0.405cm" svg:x="0.806cm" svg:y="0.093cm"><text:p/><draw:enhanced-geometry svg:viewBox="0 0 21600 21600" draw:type="rectangle" draw:enhanced-path="M 0 0 L 21600 0 21600 21600 0 21600 0 0 Z N"/></draw:custom-shape><draw:custom-shape draw:name="Shape24" draw:style-name="gr112" draw:text-style-name="P83" svg:width="0.406cm" svg:height="0.405cm" svg:x="1.21cm" svg:y="0.492cm"><text:p/><draw:enhanced-geometry svg:viewBox="0 0 21600 21600" draw:type="rectangle" draw:enhanced-path="M 0 0 L 21600 0 21600 21600 0 21600 0 0 Z N"/></draw:custom-shape></draw:g><draw:g draw:name="DrawObject5" draw:style-name="gr11"><draw:g draw:name="Shape22" draw:style-name="gr11"><draw:custom-shape draw:style-name="gr112" draw:text-style-name="P83" svg:width="0.406cm" svg:height="0.405cm" svg:x="4.289cm" svg:y="0.123cm"><text:p/><draw:enhanced-geometry svg:viewBox="0 0 21600 21600" draw:type="rectangle" draw:enhanced-path="M 0 0 L 21600 0 21600 21600 0 21600 0 0 Z N"/></draw:custom-shape><draw:custom-shape draw:style-name="gr112" draw:text-style-name="P83" svg:width="0.408cm" svg:height="0.405cm" svg:x="4.695cm" svg:y="0.123cm"><text:p/><draw:enhanced-geometry svg:viewBox="0 0 21600 21600" draw:type="rectangle" draw:enhanced-path="M 0 0 L 21600 0 21600 21600 0 21600 0 0 Z N"/></draw:custom-shape><draw:custom-shape draw:style-name="gr112" draw:text-style-name="P83" svg:width="0.406cm" svg:height="0.403cm" svg:x="4.289cm" svg:y="0.529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0.529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476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882cm" svg:y="0.927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4.289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0.927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476cm" svg:y="1.328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3.882cm" svg:y="1.328cm"><text:p/><draw:enhanced-geometry svg:viewBox="0 0 21600 21600" draw:type="rectangle" draw:enhanced-path="M 0 0 L 21600 0 21600 21600 0 21600 0 0 Z N"/></draw:custom-shape><draw:custom-shape draw:style-name="gr111" draw:text-style-name="P84" svg:width="0.406cm" svg:height="0.403cm" svg:x="4.289cm" svg:y="1.328cm"><text:p/><draw:enhanced-geometry svg:viewBox="0 0 21600 21600" draw:type="rectangle" draw:enhanced-path="M 0 0 L 21600 0 21600 21600 0 21600 0 0 Z N"/></draw:custom-shape><draw:custom-shape draw:style-name="gr111" draw:text-style-name="P84" svg:width="0.408cm" svg:height="0.403cm" svg:x="4.695cm" svg:y="1.328cm"><text:p/><draw:enhanced-geometry svg:viewBox="0 0 21600 21600" draw:type="rectangle" draw:enhanced-path="M 0 0 L 21600 0 21600 21600 0 21600 0 0 Z N"/></draw:custom-shape><draw:custom-shape draw:style-name="gr110" draw:text-style-name="P83" svg:width="0.816cm" svg:height="0.805cm" svg:x="3.476cm" svg:y="0.123cm"><text:p/><draw:enhanced-geometry svg:viewBox="0 0 21600 21600" draw:type="rectangle" draw:enhanced-path="M 0 0 L 21600 0 21600 21600 0 21600 0 0 Z N"/></draw:custom-shape></draw:g><draw:custom-shape draw:name="Shape23" draw:style-name="gr112" draw:text-style-name="P83" svg:width="0.406cm" svg:height="0.405cm" svg:x="3.476cm" svg:y="0.123cm"><text:p/><draw:enhanced-geometry svg:viewBox="0 0 21600 21600" draw:type="rectangle" draw:enhanced-path="M 0 0 L 21600 0 21600 21600 0 21600 0 0 Z N"/></draw:custom-shape><draw:custom-shape draw:name="Shape25" draw:style-name="gr112" draw:text-style-name="P83" svg:width="0.406cm" svg:height="0.405cm" svg:x="3.886cm" svg:y="0.123cm"><text:p/><draw:enhanced-geometry svg:viewBox="0 0 21600 21600" draw:type="rectangle" draw:enhanced-path="M 0 0 L 21600 0 21600 21600 0 21600 0 0 Z N"/></draw:custom-shape><draw:custom-shape draw:name="Shape25_1" draw:style-name="gr112" draw:text-style-name="P83" svg:width="0.406cm" svg:height="0.405cm" svg:x="3.886cm" svg:y="0.529cm"><text:p/><draw:enhanced-geometry svg:viewBox="0 0 21600 21600" draw:type="rectangle" draw:enhanced-path="M 0 0 L 21600 0 21600 21600 0 21600 0 0 Z N"/></draw:custom-shape><draw:custom-shape draw:name="Shape25_2" draw:style-name="gr112" draw:text-style-name="P83" svg:width="0.406cm" svg:height="0.405cm" svg:x="3.886cm" svg:y="0.534cm"><text:p/><draw:enhanced-geometry svg:viewBox="0 0 21600 21600" draw:type="rectangle" draw:enhanced-path="M 0 0 L 21600 0 21600 21600 0 21600 0 0 Z N"/></draw:custom-shape></draw:g></draw:g></text:p>
      <text:p text:style-name="_5f_Paragraphe_20_livret_20_"/>
      <text:p text:style-name="_5f_Paragraphe_20_livret_20_"/>
      <text:p text:style-name="Standard"><text:s text:c="9"/><draw:frame draw:style-name="fr3" draw:name="Objet20" text:anchor-type="as-char" svg:y="-0.556cm" svg:width="0.94cm" svg:height="0.87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s text:c="12"/><draw:frame draw:style-name="fr3" draw:name="Objet11" text:anchor-type="as-char" svg:y="-0.556cm" svg:width="0.94cm" svg:height="0.87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text:s text:c="12"/><draw:frame draw:style-name="fr3" draw:name="Objet12" text:anchor-type="as-char" svg:y="-0.556cm" svg:width="0.94cm" svg:height="0.87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list xml:id="list155523577104299" text:continue-numbering="true" text:style-name="_5f_Numérotation_20_des_20_exercices_20_livrets">
        <text:list-item>
          <text:p text:style-name="P38">Trace ci-dessous un rectangle de 8 cm sur <text:line-break/>3 cm.</text:p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55522901551938" text:continue-numbering="true" text:style-name="_5f_Numérotation_20_des_20_exercices_20_livrets">
        <text:list-item>
          <text:list>
            <text:list-item>
              <text:p text:style-name="_5f_Paragraphe_20_énoncé_20_après_20_numéro_20_question">Colorie un quart de ce rectangle en bleu.</text:p>
            </text:list-item>
            <text:list-item>
              <text:p text:style-name="_5f_Paragraphe_20_énoncé_20_après_20_numéro_20_question">Colorie 50 % de ce rectangle en vert.</text:p>
            </text:list-item>
            <text:list-item>
              <text:p text:style-name="_5f_Paragraphe_20_énoncé_20_après_20_numéro_20_question"><text:span text:style-name="T27">Colorie en rouge</text:span><text:span text:style-name="T26"> </text:span><text:span text:style-name="T20">un tiers de la partie non colorée.</text:span></text:p>
            </text:list-item>
          </text:list>
        </text:list-item>
        <text:list-item>
          <text:p text:style-name="P39"><text:span text:style-name="T31">Dans chaque cas, exprime par une fraction la </text:span><text:span text:style-name="T16">proportion </text:span><text:span text:style-name="T17">de l’aire de la surface colorée par rapport à celle</text:span><text:span text:style-name="T16"> de la surface</text:span><text:span text:style-name="T31"> du rectangle ABCD (chaque petit rectangle d’une figure a la même aire).</text:span></text:p>
        </text:list-item>
      </text:list>
      <text:p text:style-name="_5f_Paragraphe_20_livret_20_"><draw:g text:anchor-type="char" draw:z-index="32" draw:name="DrawObject10" draw:style-name="gr44"><draw:g draw:name="Shape30" draw:style-name="gr11"><draw:frame draw:style-name="gr23" draw:text-style-name="P55" svg:width="0.329cm" svg:height="0.623cm" svg:x="2.417cm" svg:y="0.032cm"><draw:text-box><text:p text:style-name="P54"><text:span text:style-name="T40">A</text:span></text:p></draw:text-box></draw:frame><draw:frame draw:style-name="gr23" draw:text-style-name="P55" svg:width="0.101cm" svg:height="0.623cm" svg:x="5.214cm" svg:y="-0.09cm"><draw:text-box><text:p text:style-name="P54"><text:span text:style-name="T40">B</text:span></text:p></draw:text-box></draw:frame><draw:g draw:style-name="gr11"><draw:custom-shape draw:style-name="gr45" draw:text-style-name="P60" svg:width="0.593cm" svg:height="0.394cm" svg:x="2.745cm" svg:y="0.453cm"><text:p/><draw:enhanced-geometry svg:viewBox="0 0 21600 21600" draw:type="rectangle" draw:enhanced-path="M 0 0 L 21600 0 21600 21600 0 21600 0 0 Z N"/></draw:custom-shape><draw:custom-shape draw:style-name="gr46" draw:text-style-name="P60" svg:width="0.595cm" svg:height="0.394cm" svg:x="3.338cm" svg:y="0.453cm"><text:p/><draw:enhanced-geometry svg:viewBox="0 0 21600 21600" draw:type="rectangle" draw:enhanced-path="M 0 0 L 21600 0 21600 21600 0 21600 0 0 Z N"/></draw:custom-shape><draw:custom-shape draw:style-name="gr47" draw:text-style-name="P60" svg:width="0.593cm" svg:height="0.396cm" svg:x="2.745cm" svg:y="0.847cm"><text:p/><draw:enhanced-geometry svg:viewBox="0 0 21600 21600" draw:type="rectangle" draw:enhanced-path="M 0 0 L 21600 0 21600 21600 0 21600 0 0 Z N"/></draw:custom-shape><draw:custom-shape draw:style-name="gr48" draw:text-style-name="P60" svg:width="0.592cm" svg:height="0.394cm" svg:x="3.932cm" svg:y="0.453cm"><text:p/><draw:enhanced-geometry svg:viewBox="0 0 21600 21600" draw:type="rectangle" draw:enhanced-path="M 0 0 L 21600 0 21600 21600 0 21600 0 0 Z N"/></draw:custom-shape><draw:custom-shape draw:style-name="gr49" draw:text-style-name="P60" svg:width="0.595cm" svg:height="0.396cm" svg:x="3.338cm" svg:y="0.847cm"><text:p/><draw:enhanced-geometry svg:viewBox="0 0 21600 21600" draw:type="rectangle" draw:enhanced-path="M 0 0 L 21600 0 21600 21600 0 21600 0 0 Z N"/></draw:custom-shape><draw:custom-shape draw:style-name="gr50" draw:text-style-name="P60" svg:width="0.592cm" svg:height="0.396cm" svg:x="3.932cm" svg:y="0.847cm"><text:p/><draw:enhanced-geometry svg:viewBox="0 0 21600 21600" draw:type="rectangle" draw:enhanced-path="M 0 0 L 21600 0 21600 21600 0 21600 0 0 Z N"/></draw:custom-shape><draw:custom-shape draw:style-name="gr51" draw:text-style-name="P60" svg:width="0.593cm" svg:height="0.398cm" svg:x="2.745cm" svg:y="1.242cm"><text:p/><draw:enhanced-geometry svg:viewBox="0 0 21600 21600" draw:type="rectangle" draw:enhanced-path="M 0 0 L 21600 0 21600 21600 0 21600 0 0 Z N"/></draw:custom-shape><draw:custom-shape draw:style-name="gr52" draw:text-style-name="P60" svg:width="0.595cm" svg:height="0.398cm" svg:x="3.338cm" svg:y="1.242cm"><text:p/><draw:enhanced-geometry svg:viewBox="0 0 21600 21600" draw:type="rectangle" draw:enhanced-path="M 0 0 L 21600 0 21600 21600 0 21600 0 0 Z N"/></draw:custom-shape><draw:custom-shape draw:style-name="gr53" draw:text-style-name="P60" svg:width="0.592cm" svg:height="0.398cm" svg:x="3.932cm" svg:y="1.242cm"><text:p/><draw:enhanced-geometry svg:viewBox="0 0 21600 21600" draw:type="rectangle" draw:enhanced-path="M 0 0 L 21600 0 21600 21600 0 21600 0 0 Z N"/></draw:custom-shape><draw:custom-shape draw:style-name="gr36" draw:text-style-name="P60" svg:width="0.054cm" svg:height="0.054cm" svg:x="2.718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60" svg:width="0.054cm" svg:height="0.052cm" svg:x="2.72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0.101cm" svg:height="0.623cm" svg:x="5.214cm" svg:y="1.587cm"><draw:text-box><text:p text:style-name="P54"><text:span text:style-name="T40">C</text:span></text:p></draw:text-box></draw:frame><draw:frame draw:style-name="gr23" draw:text-style-name="P55" svg:width="0.267cm" svg:height="0.623cm" svg:x="2.479cm" svg:y="1.639cm"><draw:text-box><text:p text:style-name="P54"><text:span text:style-name="T40">D</text:span></text:p></draw:text-box></draw:frame><draw:custom-shape draw:style-name="gr48" draw:text-style-name="P60" svg:width="0.592cm" svg:height="0.394cm" svg:x="4.523cm" svg:y="0.453cm"><text:p/><draw:enhanced-geometry svg:viewBox="0 0 21600 21600" draw:type="rectangle" draw:enhanced-path="M 0 0 L 21600 0 21600 21600 0 21600 0 0 Z N"/></draw:custom-shape><draw:custom-shape draw:style-name="gr36" draw:text-style-name="P60" svg:width="0.052cm" svg:height="0.054cm" svg:x="5.087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60" svg:width="0.592cm" svg:height="0.396cm" svg:x="4.523cm" svg:y="0.847cm"><text:p/><draw:enhanced-geometry svg:viewBox="0 0 21600 21600" draw:type="rectangle" draw:enhanced-path="M 0 0 L 21600 0 21600 21600 0 21600 0 0 Z N"/></draw:custom-shape><draw:custom-shape draw:style-name="gr53" draw:text-style-name="P60" svg:width="0.592cm" svg:height="0.398cm" svg:x="4.523cm" svg:y="1.242cm"><text:p/><draw:enhanced-geometry svg:viewBox="0 0 21600 21600" draw:type="rectangle" draw:enhanced-path="M 0 0 L 21600 0 21600 21600 0 21600 0 0 Z N"/></draw:custom-shape><draw:custom-shape draw:style-name="gr36" draw:text-style-name="P60" svg:width="0.052cm" svg:height="0.054cm" svg:x="5.093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60" svg:width="0.595cm" svg:height="0.394cm" svg:x="5.412cm" svg:y="0.453cm"><text:p/><draw:enhanced-geometry svg:viewBox="0 0 21600 21600" draw:type="rectangle" draw:enhanced-path="M 0 0 L 21600 0 21600 21600 0 21600 0 0 Z N"/></draw:custom-shape><draw:custom-shape draw:style-name="gr54" draw:text-style-name="P56" svg:width="0.592cm" svg:height="0.394cm" svg:x="6.006cm" svg:y="0.453cm"><text:p/><draw:enhanced-geometry svg:viewBox="0 0 21600 21600" draw:type="rectangle" draw:enhanced-path="M 0 0 L 21600 0 21600 21600 0 21600 0 0 Z N"/></draw:custom-shape><draw:custom-shape draw:style-name="gr49" draw:text-style-name="P60" svg:width="0.595cm" svg:height="0.396cm" svg:x="5.412cm" svg:y="0.847cm"><text:p/><draw:enhanced-geometry svg:viewBox="0 0 21600 21600" draw:type="rectangle" draw:enhanced-path="M 0 0 L 21600 0 21600 21600 0 21600 0 0 Z N"/></draw:custom-shape><draw:custom-shape draw:style-name="gr55" draw:text-style-name="P57" svg:width="0.595cm" svg:height="0.394cm" svg:x="6.597cm" svg:y="0.453cm"><text:p/><draw:enhanced-geometry svg:viewBox="0 0 21600 21600" draw:type="rectangle" draw:enhanced-path="M 0 0 L 21600 0 21600 21600 0 21600 0 0 Z N"/></draw:custom-shape><draw:custom-shape draw:style-name="gr56" draw:text-style-name="P56" svg:width="0.592cm" svg:height="0.396cm" svg:x="6.006cm" svg:y="0.847cm"><text:p/><draw:enhanced-geometry svg:viewBox="0 0 21600 21600" draw:type="rectangle" draw:enhanced-path="M 0 0 L 21600 0 21600 21600 0 21600 0 0 Z N"/></draw:custom-shape><draw:custom-shape draw:style-name="gr57" draw:text-style-name="P57" svg:width="0.595cm" svg:height="0.396cm" svg:x="6.597cm" svg:y="0.847cm"><text:p/><draw:enhanced-geometry svg:viewBox="0 0 21600 21600" draw:type="rectangle" draw:enhanced-path="M 0 0 L 21600 0 21600 21600 0 21600 0 0 Z N"/></draw:custom-shape><draw:custom-shape draw:style-name="gr52" draw:text-style-name="P60" svg:width="0.595cm" svg:height="0.398cm" svg:x="5.412cm" svg:y="1.242cm"><text:p/><draw:enhanced-geometry svg:viewBox="0 0 21600 21600" draw:type="rectangle" draw:enhanced-path="M 0 0 L 21600 0 21600 21600 0 21600 0 0 Z N"/></draw:custom-shape><draw:custom-shape draw:style-name="gr58" draw:text-style-name="P57" svg:width="0.592cm" svg:height="0.398cm" svg:x="6.006cm" svg:y="1.242cm"><text:p/><draw:enhanced-geometry svg:viewBox="0 0 21600 21600" draw:type="rectangle" draw:enhanced-path="M 0 0 L 21600 0 21600 21600 0 21600 0 0 Z N"/></draw:custom-shape><draw:custom-shape draw:style-name="gr59" draw:text-style-name="P57" svg:width="0.595cm" svg:height="0.398cm" svg:x="6.597cm" svg:y="1.242cm"><text:p/><draw:enhanced-geometry svg:viewBox="0 0 21600 21600" draw:type="rectangle" draw:enhanced-path="M 0 0 L 21600 0 21600 21600 0 21600 0 0 Z N"/></draw:custom-shape><draw:custom-shape draw:style-name="gr36" draw:text-style-name="P60" svg:width="0.054cm" svg:height="0.054cm" svg:x="5.387cm" svg:y="1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60" svg:width="0.052cm" svg:height="0.052cm" svg:x="5.389cm" svg:y="0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57" svg:width="0.593cm" svg:height="0.394cm" svg:x="7.192cm" svg:y="0.453cm"><text:p/><draw:enhanced-geometry svg:viewBox="0 0 21600 21600" draw:type="rectangle" draw:enhanced-path="M 0 0 L 21600 0 21600 21600 0 21600 0 0 Z N"/></draw:custom-shape><draw:custom-shape draw:style-name="gr28" draw:text-style-name="P58" svg:width="0.052cm" svg:height="0.054cm" svg:x="7.754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1" draw:text-style-name="P57" svg:width="0.593cm" svg:height="0.396cm" svg:x="7.192cm" svg:y="0.847cm"><text:p/><draw:enhanced-geometry svg:viewBox="0 0 21600 21600" draw:type="rectangle" draw:enhanced-path="M 0 0 L 21600 0 21600 21600 0 21600 0 0 Z N"/></draw:custom-shape><draw:custom-shape draw:style-name="gr62" draw:text-style-name="P57" svg:width="0.593cm" svg:height="0.398cm" svg:x="7.192cm" svg:y="1.242cm"><text:p/><draw:enhanced-geometry svg:viewBox="0 0 21600 21600" draw:type="rectangle" draw:enhanced-path="M 0 0 L 21600 0 21600 21600 0 21600 0 0 Z N"/></draw:custom-shape><draw:custom-shape draw:style-name="gr28" draw:text-style-name="P58" svg:width="0.054cm" svg:height="0.054cm" svg:x="7.758cm" svg:y="1.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name="Shape29_0" draw:style-name="gr11"><draw:custom-shape draw:style-name="gr63" draw:text-style-name="P61" svg:width="0.59cm" svg:height="0.392cm" svg:x="0.226cm" svg:y="0.499cm"><text:p/><draw:enhanced-geometry svg:viewBox="0 0 21600 21600" draw:type="rectangle" draw:enhanced-path="M 0 0 L 21600 0 21600 21600 0 21600 0 0 Z N"/></draw:custom-shape><draw:custom-shape draw:style-name="gr64" draw:text-style-name="P61" svg:width="0.586cm" svg:height="0.392cm" svg:x="0.815cm" svg:y="0.499cm"><text:p/><draw:enhanced-geometry svg:viewBox="0 0 21600 21600" draw:type="rectangle" draw:enhanced-path="M 0 0 L 21600 0 21600 21600 0 21600 0 0 Z N"/></draw:custom-shape><draw:custom-shape draw:style-name="gr63" draw:text-style-name="P61" svg:width="0.59cm" svg:height="0.392cm" svg:x="0.226cm" svg:y="0.891cm"><text:p/><draw:enhanced-geometry svg:viewBox="0 0 21600 21600" draw:type="rectangle" draw:enhanced-path="M 0 0 L 21600 0 21600 21600 0 21600 0 0 Z N"/></draw:custom-shape><draw:custom-shape draw:style-name="gr65" draw:text-style-name="P57" svg:width="0.588cm" svg:height="0.392cm" svg:x="1.401cm" svg:y="0.499cm"><text:p/><draw:enhanced-geometry svg:viewBox="0 0 21600 21600" draw:type="rectangle" draw:enhanced-path="M 0 0 L 21600 0 21600 21600 0 21600 0 0 Z N"/></draw:custom-shape><draw:custom-shape draw:style-name="gr64" draw:text-style-name="P61" svg:width="0.586cm" svg:height="0.392cm" svg:x="0.815cm" svg:y="0.891cm"><text:p/><draw:enhanced-geometry svg:viewBox="0 0 21600 21600" draw:type="rectangle" draw:enhanced-path="M 0 0 L 21600 0 21600 21600 0 21600 0 0 Z N"/></draw:custom-shape><draw:custom-shape draw:style-name="gr65" draw:text-style-name="P57" svg:width="0.588cm" svg:height="0.392cm" svg:x="1.401cm" svg:y="0.891cm"><text:p/><draw:enhanced-geometry svg:viewBox="0 0 21600 21600" draw:type="rectangle" draw:enhanced-path="M 0 0 L 21600 0 21600 21600 0 21600 0 0 Z N"/></draw:custom-shape><draw:custom-shape draw:style-name="gr66" draw:text-style-name="P57" svg:width="0.59cm" svg:height="0.391cm" svg:x="0.226cm" svg:y="1.282cm"><text:p/><draw:enhanced-geometry svg:viewBox="0 0 21600 21600" draw:type="rectangle" draw:enhanced-path="M 0 0 L 21600 0 21600 21600 0 21600 0 0 Z N"/></draw:custom-shape><draw:custom-shape draw:style-name="gr67" draw:text-style-name="P57" svg:width="0.586cm" svg:height="0.391cm" svg:x="0.815cm" svg:y="1.282cm"><text:p/><draw:enhanced-geometry svg:viewBox="0 0 21600 21600" draw:type="rectangle" draw:enhanced-path="M 0 0 L 21600 0 21600 21600 0 21600 0 0 Z N"/></draw:custom-shape><draw:custom-shape draw:style-name="gr68" draw:text-style-name="P57" svg:width="0.588cm" svg:height="0.391cm" svg:x="1.401cm" svg:y="1.282cm"><text:p/><draw:enhanced-geometry svg:viewBox="0 0 21600 21600" draw:type="rectangle" draw:enhanced-path="M 0 0 L 21600 0 21600 21600 0 21600 0 0 Z N"/></draw:custom-shape><draw:custom-shape draw:style-name="gr28" draw:text-style-name="P58" svg:width="0.052cm" svg:height="0.054cm" svg:x="1.962cm" svg:y="1.6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8" svg:width="0.052cm" svg:height="0.052cm" svg:x="0.203cm" svg:y="1.6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9" draw:text-style-name="P61" svg:width="0.052cm" svg:height="0.054cm" svg:x="0.203cm" svg:y="0.4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8" svg:width="0.05cm" svg:height="0.054cm" svg:x="1.962cm" svg:y="0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0.098cm" svg:height="0.623cm" svg:x="0.157cm" svg:y="-0.014cm"><draw:text-box><text:p text:style-name="P54"><text:span text:style-name="T40">A</text:span></text:p></draw:text-box></draw:frame><draw:frame draw:style-name="gr23" draw:text-style-name="P55" svg:width="0.098cm" svg:height="0.623cm" svg:x="2.087cm" svg:y="0.021cm"><draw:text-box><text:p text:style-name="P54"><text:span text:style-name="T40">B</text:span></text:p></draw:text-box></draw:frame><draw:frame draw:style-name="gr23" draw:text-style-name="P55" svg:width="0.1cm" svg:height="0.623cm" svg:x="1.988cm" svg:y="1.672cm"><draw:text-box><text:p text:style-name="P54"><text:span text:style-name="T40">C</text:span></text:p></draw:text-box></draw:frame><draw:frame draw:style-name="gr23" draw:text-style-name="P55" svg:width="0.098cm" svg:height="0.623cm" svg:x="0.129cm" svg:y="1.625cm"><draw:text-box><text:p text:style-name="P54"><text:span text:style-name="T40">D</text:span></text:p></draw:text-box></draw:frame></draw:g></draw:g></text:p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42" draw:name="Shape62" draw:style-name="gr17" draw:text-style-name="P50" svg:width="0.481cm" svg:height="5.374cm" draw:transform="rotate (1.5707963267949) translate (2.51177777777778cm 0.486833333333333cm)"><text:p/><draw:enhanced-geometry svg:viewBox="0 0 21600 21600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5"/><draw:frame draw:style-name="fr3" draw:name="Object23" text:anchor-type="as-char" svg:y="-0.556cm" svg:width="0.94cm" svg:height="0.87cm" draw:z-index="37"><draw:object xlink:href="./Object 42" xlink:type="simple" xlink:show="embed" xlink:actuate="onLoad"/><draw:image xlink:href="./ObjectReplacements/Object 42" xlink:type="simple" xlink:show="embed" xlink:actuate="onLoad"/><svg:desc>formula</svg:desc></draw:frame><text:s text:c="24"/><draw:frame draw:style-name="fr3" draw:name="Object24" text:anchor-type="as-char" svg:y="-0.556cm" svg:width="0.94cm" svg:height="0.87cm" draw:z-index="3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_5f_Paragraphe_20_livret_20_"><draw:g text:anchor-type="char" draw:z-index="33" draw:name="Shape31" draw:style-name="gr18"><draw:frame draw:style-name="gr23" draw:text-style-name="P55" svg:width="0.112cm" svg:height="0.623cm" svg:x="0.127cm" svg:y="0.092cm"><draw:text-box><text:p text:style-name="P54"><text:span text:style-name="T40">A</text:span></text:p></draw:text-box></draw:frame><draw:frame draw:style-name="gr23" draw:text-style-name="P55" svg:width="0.112cm" svg:height="0.623cm" svg:x="1.672cm" svg:y="0.021cm"><draw:text-box><text:p text:style-name="P54"><text:span text:style-name="T40">B</text:span></text:p></draw:text-box></draw:frame><draw:custom-shape draw:style-name="gr30" draw:text-style-name="P59" svg:width="0.666cm" svg:height="0.442cm" svg:x="0.238cm" svg:y="0.506cm"><text:p/><draw:enhanced-geometry svg:viewBox="0 0 21600 21600" draw:type="rectangle" draw:enhanced-path="M 0 0 L 21600 0 21600 21600 0 21600 0 0 Z N"/></draw:custom-shape><draw:custom-shape draw:style-name="gr31" draw:text-style-name="P59" svg:width="0.664cm" svg:height="0.442cm" svg:x="0.903cm" svg:y="0.506cm"><text:p/><draw:enhanced-geometry svg:viewBox="0 0 21600 21600" draw:type="rectangle" draw:enhanced-path="M 0 0 L 21600 0 21600 21600 0 21600 0 0 Z N"/></draw:custom-shape><draw:custom-shape draw:style-name="gr32" draw:text-style-name="P59" svg:width="0.666cm" svg:height="0.445cm" svg:x="0.238cm" svg:y="0.947cm"><text:p/><draw:enhanced-geometry svg:viewBox="0 0 21600 21600" draw:type="rectangle" draw:enhanced-path="M 0 0 L 21600 0 21600 21600 0 21600 0 0 Z N"/></draw:custom-shape><draw:custom-shape draw:style-name="gr33" draw:text-style-name="P59" svg:width="0.664cm" svg:height="0.445cm" svg:x="0.903cm" svg:y="0.947cm"><text:p/><draw:enhanced-geometry svg:viewBox="0 0 21600 21600" draw:type="rectangle" draw:enhanced-path="M 0 0 L 21600 0 21600 21600 0 21600 0 0 Z N"/></draw:custom-shape><draw:custom-shape draw:style-name="gr34" draw:text-style-name="P59" svg:width="0.666cm" svg:height="0.444cm" svg:x="0.238cm" svg:y="1.392cm"><text:p/><draw:enhanced-geometry svg:viewBox="0 0 21600 21600" draw:type="rectangle" draw:enhanced-path="M 0 0 L 21600 0 21600 21600 0 21600 0 0 Z N"/></draw:custom-shape><draw:custom-shape draw:style-name="gr35" draw:text-style-name="P59" svg:width="0.664cm" svg:height="0.444cm" svg:x="0.903cm" svg:y="1.392cm"><text:p/><draw:enhanced-geometry svg:viewBox="0 0 21600 21600" draw:type="rectangle" draw:enhanced-path="M 0 0 L 21600 0 21600 21600 0 21600 0 0 Z N"/></draw:custom-shape><draw:custom-shape draw:style-name="gr36" draw:text-style-name="P60" svg:width="0.061cm" svg:height="0.061cm" svg:x="0.21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0.11cm" svg:height="0.623cm" svg:x="1.588cm" svg:y="2.219cm"><draw:text-box><text:p text:style-name="P54"><text:span text:style-name="T40">C</text:span></text:p></draw:text-box></draw:frame><draw:frame draw:style-name="gr23" draw:text-style-name="P55" svg:width="0.112cm" svg:height="0.623cm" svg:x="0.127cm" svg:y="2.222cm"><draw:text-box><text:p text:style-name="P54"><text:span text:style-name="T40">D</text:span></text:p></draw:text-box></draw:frame><draw:custom-shape draw:style-name="gr36" draw:text-style-name="P60" svg:width="0.059cm" svg:height="0.059cm" svg:x="1.533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59" svg:width="0.668cm" svg:height="0.445cm" svg:x="1.783cm" svg:y="0.503cm"><text:p/><draw:enhanced-geometry svg:viewBox="0 0 21600 21600" draw:type="rectangle" draw:enhanced-path="M 0 0 L 21600 0 21600 21600 0 21600 0 0 Z N"/></draw:custom-shape><draw:custom-shape draw:style-name="gr38" draw:text-style-name="P56" svg:width="0.664cm" svg:height="0.445cm" svg:x="2.45cm" svg:y="0.503cm"><text:p/><draw:enhanced-geometry svg:viewBox="0 0 21600 21600" draw:type="rectangle" draw:enhanced-path="M 0 0 L 21600 0 21600 21600 0 21600 0 0 Z N"/></draw:custom-shape><draw:custom-shape draw:style-name="gr39" draw:text-style-name="P59" svg:width="0.668cm" svg:height="0.442cm" svg:x="1.783cm" svg:y="0.947cm"><text:p/><draw:enhanced-geometry svg:viewBox="0 0 21600 21600" draw:type="rectangle" draw:enhanced-path="M 0 0 L 21600 0 21600 21600 0 21600 0 0 Z N"/></draw:custom-shape><draw:custom-shape draw:style-name="gr40" draw:text-style-name="P56" svg:width="0.664cm" svg:height="0.442cm" svg:x="2.45cm" svg:y="0.947cm"><text:p/><draw:enhanced-geometry svg:viewBox="0 0 21600 21600" draw:type="rectangle" draw:enhanced-path="M 0 0 L 21600 0 21600 21600 0 21600 0 0 Z N"/></draw:custom-shape><draw:custom-shape draw:style-name="gr41" draw:text-style-name="P59" svg:width="0.668cm" svg:height="0.444cm" svg:x="1.783cm" svg:y="1.388cm"><text:p/><draw:enhanced-geometry svg:viewBox="0 0 21600 21600" draw:type="rectangle" draw:enhanced-path="M 0 0 L 21600 0 21600 21600 0 21600 0 0 Z N"/></draw:custom-shape><draw:custom-shape draw:style-name="gr42" draw:text-style-name="P57" svg:width="0.664cm" svg:height="0.444cm" svg:x="2.45cm" svg:y="1.388cm"><text:p/><draw:enhanced-geometry svg:viewBox="0 0 21600 21600" draw:type="rectangle" draw:enhanced-path="M 0 0 L 21600 0 21600 21600 0 21600 0 0 Z N"/></draw:custom-shape><draw:custom-shape draw:style-name="gr36" draw:text-style-name="P60" svg:width="0.059cm" svg:height="0.057cm" svg:x="1.759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59" svg:width="0.666cm" svg:height="0.444cm" svg:x="0.238cm" svg:y="1.834cm"><text:p/><draw:enhanced-geometry svg:viewBox="0 0 21600 21600" draw:type="rectangle" draw:enhanced-path="M 0 0 L 21600 0 21600 21600 0 21600 0 0 Z N"/></draw:custom-shape><draw:custom-shape draw:style-name="gr35" draw:text-style-name="P59" svg:width="0.664cm" svg:height="0.444cm" svg:x="0.903cm" svg:y="1.834cm"><text:p/><draw:enhanced-geometry svg:viewBox="0 0 21600 21600" draw:type="rectangle" draw:enhanced-path="M 0 0 L 21600 0 21600 21600 0 21600 0 0 Z N"/></draw:custom-shape><draw:custom-shape draw:style-name="gr36" draw:text-style-name="P60" svg:width="0.059cm" svg:height="0.057cm" svg:x="0.21cm" svg:y="2.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60" svg:width="0.059cm" svg:height="0.061cm" svg:x="1.533cm" svg:y="2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59" svg:width="0.668cm" svg:height="0.445cm" svg:x="1.783cm" svg:y="1.831cm"><text:p/><draw:enhanced-geometry svg:viewBox="0 0 21600 21600" draw:type="rectangle" draw:enhanced-path="M 0 0 L 21600 0 21600 21600 0 21600 0 0 Z N"/></draw:custom-shape><draw:custom-shape draw:style-name="gr36" draw:text-style-name="P60" svg:width="0.059cm" svg:height="0.059cm" svg:x="1.755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57" svg:width="0.664cm" svg:height="0.445cm" svg:x="2.45cm" svg:y="1.831cm"><text:p/><draw:enhanced-geometry svg:viewBox="0 0 21600 21600" draw:type="rectangle" draw:enhanced-path="M 0 0 L 21600 0 21600 21600 0 21600 0 0 Z N"/></draw:custom-shape><draw:custom-shape draw:style-name="gr28" draw:text-style-name="P58" svg:width="0.059cm" svg:height="0.057cm" svg:x="3.078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8" svg:width="0.061cm" svg:height="0.061cm" svg:x="3.082cm" svg:y="2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char" draw:z-index="34" draw:name="Shape32" draw:style-name="gr18"><draw:custom-shape draw:style-name="gr21" draw:text-style-name="P53" svg:width="0.671cm" svg:height="0.447cm" svg:x="3.519cm" svg:y="0.796cm"><text:p/><draw:enhanced-geometry svg:viewBox="0 0 21600 21600" draw:type="rectangle" draw:enhanced-path="M 0 0 L 21600 0 21600 21600 0 21600 0 0 Z N"/></draw:custom-shape><draw:custom-shape draw:style-name="gr21" draw:text-style-name="P53" svg:width="0.671cm" svg:height="0.447cm" svg:x="4.19cm" svg:y="0.796cm"><text:p/><draw:enhanced-geometry svg:viewBox="0 0 21600 21600" draw:type="rectangle" draw:enhanced-path="M 0 0 L 21600 0 21600 21600 0 21600 0 0 Z N"/></draw:custom-shape><draw:custom-shape draw:style-name="gr21" draw:text-style-name="P53" svg:width="0.671cm" svg:height="0.447cm" svg:x="3.519cm" svg:y="1.242cm"><text:p/><draw:enhanced-geometry svg:viewBox="0 0 21600 21600" draw:type="rectangle" draw:enhanced-path="M 0 0 L 21600 0 21600 21600 0 21600 0 0 Z N"/></draw:custom-shape><draw:custom-shape draw:style-name="gr21" draw:text-style-name="P53" svg:width="0.671cm" svg:height="0.447cm" svg:x="4.19cm" svg:y="1.242cm"><text:p/><draw:enhanced-geometry svg:viewBox="0 0 21600 21600" draw:type="rectangle" draw:enhanced-path="M 0 0 L 21600 0 21600 21600 0 21600 0 0 Z N"/></draw:custom-shape><draw:custom-shape draw:style-name="gr22" draw:text-style-name="P53" svg:width="0.671cm" svg:height="0.449cm" svg:x="3.519cm" svg:y="1.69cm"><text:p/><draw:enhanced-geometry svg:viewBox="0 0 21600 21600" draw:type="rectangle" draw:enhanced-path="M 0 0 L 21600 0 21600 21600 0 21600 0 0 Z N"/></draw:custom-shape><draw:custom-shape draw:style-name="gr22" draw:text-style-name="P53" svg:width="0.671cm" svg:height="0.449cm" svg:x="4.19cm" svg:y="1.69cm"><text:p/><draw:enhanced-geometry svg:viewBox="0 0 21600 21600" draw:type="rectangle" draw:enhanced-path="M 0 0 L 21600 0 21600 21600 0 21600 0 0 Z N"/></draw:custom-shape><draw:frame draw:style-name="gr23" draw:text-style-name="P55" svg:width="0.112cm" svg:height="0.623cm" svg:x="3.491cm" svg:y="2.084cm"><draw:text-box><text:p text:style-name="P54"><text:span text:style-name="T40">D</text:span></text:p></draw:text-box></draw:frame><draw:custom-shape draw:style-name="gr21" draw:text-style-name="P53" svg:width="0.671cm" svg:height="0.447cm" svg:x="5.752cm" svg:y="0.796cm"><text:p/><draw:enhanced-geometry svg:viewBox="0 0 21600 21600" draw:type="rectangle" draw:enhanced-path="M 0 0 L 21600 0 21600 21600 0 21600 0 0 Z N"/></draw:custom-shape><draw:custom-shape draw:style-name="gr24" draw:text-style-name="P56" svg:width="0.673cm" svg:height="0.447cm" svg:x="7.091cm" svg:y="0.796cm"><text:p/><draw:enhanced-geometry svg:viewBox="0 0 21600 21600" draw:type="rectangle" draw:enhanced-path="M 0 0 L 21600 0 21600 21600 0 21600 0 0 Z N"/></draw:custom-shape><draw:custom-shape draw:style-name="gr21" draw:text-style-name="P53" svg:width="0.671cm" svg:height="0.447cm" svg:x="5.752cm" svg:y="1.242cm"><text:p/><draw:enhanced-geometry svg:viewBox="0 0 21600 21600" draw:type="rectangle" draw:enhanced-path="M 0 0 L 21600 0 21600 21600 0 21600 0 0 Z N"/></draw:custom-shape><draw:custom-shape draw:style-name="gr24" draw:text-style-name="P56" svg:width="0.673cm" svg:height="0.447cm" svg:x="7.091cm" svg:y="1.242cm"><text:p/><draw:enhanced-geometry svg:viewBox="0 0 21600 21600" draw:type="rectangle" draw:enhanced-path="M 0 0 L 21600 0 21600 21600 0 21600 0 0 Z N"/></draw:custom-shape><draw:custom-shape draw:style-name="gr22" draw:text-style-name="P53" svg:width="0.671cm" svg:height="0.449cm" svg:x="5.752cm" svg:y="1.69cm"><text:p/><draw:enhanced-geometry svg:viewBox="0 0 21600 21600" draw:type="rectangle" draw:enhanced-path="M 0 0 L 21600 0 21600 21600 0 21600 0 0 Z N"/></draw:custom-shape><draw:custom-shape draw:style-name="gr25" draw:text-style-name="P57" svg:width="0.673cm" svg:height="0.449cm" svg:x="7.091cm" svg:y="1.69cm"><text:p/><draw:enhanced-geometry svg:viewBox="0 0 21600 21600" draw:type="rectangle" draw:enhanced-path="M 0 0 L 21600 0 21600 21600 0 21600 0 0 Z N"/></draw:custom-shape><draw:custom-shape draw:style-name="gr26" draw:text-style-name="P53" svg:width="0.059cm" svg:height="0.059cm" svg:x="5.726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53" svg:width="0.059cm" svg:height="0.059cm" svg:x="3.491cm" svg:y="2.1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3" svg:width="0.669cm" svg:height="0.447cm" svg:x="6.423cm" svg:y="0.796cm"><text:p/><draw:enhanced-geometry svg:viewBox="0 0 21600 21600" draw:type="rectangle" draw:enhanced-path="M 0 0 L 21600 0 21600 21600 0 21600 0 0 Z N"/></draw:custom-shape><draw:custom-shape draw:style-name="gr26" draw:text-style-name="P53" svg:width="0.059cm" svg:height="0.061cm" svg:x="5.721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8" svg:width="0.059cm" svg:height="0.059cm" svg:x="7.731cm" svg:y="0.7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58" svg:width="0.059cm" svg:height="0.061cm" svg:x="7.73cm" svg:y="2.1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53" svg:width="0.671cm" svg:height="0.447cm" svg:x="4.86cm" svg:y="0.796cm"><text:p/><draw:enhanced-geometry svg:viewBox="0 0 21600 21600" draw:type="rectangle" draw:enhanced-path="M 0 0 L 21600 0 21600 21600 0 21600 0 0 Z N"/></draw:custom-shape><draw:custom-shape draw:style-name="gr21" draw:text-style-name="P53" svg:width="0.671cm" svg:height="0.447cm" svg:x="4.86cm" svg:y="1.242cm"><text:p/><draw:enhanced-geometry svg:viewBox="0 0 21600 21600" draw:type="rectangle" draw:enhanced-path="M 0 0 L 21600 0 21600 21600 0 21600 0 0 Z N"/></draw:custom-shape><draw:custom-shape draw:style-name="gr22" draw:text-style-name="P53" svg:width="0.671cm" svg:height="0.449cm" svg:x="4.86cm" svg:y="1.69cm"><text:p/><draw:enhanced-geometry svg:viewBox="0 0 21600 21600" draw:type="rectangle" draw:enhanced-path="M 0 0 L 21600 0 21600 21600 0 21600 0 0 Z N"/></draw:custom-shape><draw:frame draw:style-name="gr23" draw:text-style-name="P55" svg:width="0.114cm" svg:height="0.623cm" svg:x="5.608cm" svg:y="2.078cm"><draw:text-box><text:p text:style-name="P54"><text:span text:style-name="T40">C</text:span></text:p></draw:text-box></draw:frame><draw:custom-shape draw:style-name="gr26" draw:text-style-name="P53" svg:width="0.057cm" svg:height="0.059cm" svg:x="5.498cm" svg:y="2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0.112cm" svg:height="0.623cm" svg:x="5.641cm" svg:y="0.258cm"><draw:text-box><text:p text:style-name="P54"><text:span text:style-name="T40">B</text:span></text:p></draw:text-box></draw:frame><draw:custom-shape draw:style-name="gr26" draw:text-style-name="P53" svg:width="0.059cm" svg:height="0.059cm" svg:x="5.5cm" svg:y="0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55" svg:width="0.112cm" svg:height="0.623cm" svg:x="3.493cm" svg:y="0.288cm"><draw:text-box><text:p text:style-name="P54"><text:span text:style-name="T40">A</text:span></text:p></draw:text-box></draw:frame><draw:custom-shape draw:style-name="gr26" draw:text-style-name="P53" svg:width="0.059cm" svg:height="0.059cm" svg:x="3.493cm" svg:y="0.7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53" svg:width="0.669cm" svg:height="0.447cm" svg:x="6.423cm" svg:y="1.242cm"><text:p/><draw:enhanced-geometry svg:viewBox="0 0 21600 21600" draw:type="rectangle" draw:enhanced-path="M 0 0 L 21600 0 21600 21600 0 21600 0 0 Z N"/></draw:custom-shape><draw:custom-shape draw:style-name="gr29" draw:text-style-name="P53" svg:width="0.669cm" svg:height="0.449cm" svg:x="6.423cm" svg:y="1.69cm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><draw:custom-shape text:anchor-type="paragraph" draw:z-index="44" draw:name="Shape62_4" draw:style-name="gr15" draw:text-style-name="P50" svg:width="0.406cm" svg:height="3.238cm" draw:transform="rotate (1.5707963267949) translate (-0.0493888888888889cm 0.566208333333333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43" draw:name="Shape62_0" draw:style-name="gr16" draw:text-style-name="P50" svg:width="0.406cm" svg:height="4.419cm" draw:transform="rotate (1.5707963267949) translate (3.45016666666667cm 0.567972222222222cm)"><text:p/><draw:enhanced-geometry svg:viewBox="0 0 21600 21600" draw:mirror-horizontal="tru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Standard"><text:s text:c="8"/><draw:frame draw:style-name="fr3" draw:name="Object25" text:anchor-type="as-char" svg:y="-0.556cm" svg:width="0.94cm" svg:height="0.87cm" draw:z-index="39"><draw:object xlink:href="./Object 44" xlink:type="simple" xlink:show="embed" xlink:actuate="onLoad"/><draw:image xlink:href="./ObjectReplacements/Object 44" xlink:type="simple" xlink:show="embed" xlink:actuate="onLoad"/><svg:desc>formula</svg:desc></draw:frame><text:s text:c="25"/><draw:frame draw:style-name="fr3" draw:name="Object27" text:anchor-type="as-char" svg:y="-0.556cm" svg:width="0.94cm" svg:height="0.87cm" draw:z-index="4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list xml:id="list155522653748599" text:continue-numbering="true" text:style-name="_5f_Numérotation_20_des_20_exercices_20_livrets">
        <text:list-item>
          <text:p text:style-name="P39"><text:s/><text:span text:style-name="T28">On </text:span><text:span text:style-name="T14">considère le </text:span><text:span text:style-name="T28">rectangle </text:span><text:span text:style-name="T33">ABCD </text:span><text:span text:style-name="T28">ci-dessous :</text:span></text:p>
        </text:list-item>
      </text:list>
      <text:p text:style-name="_5f_Paragraphe_20_livret_20_"><draw:g text:anchor-type="char" draw:z-index="35" draw:name="Shape4" draw:style-name="gr18"><draw:g draw:style-name="gr11"><draw:line draw:style-name="gr12" draw:text-style-name="P48" svg:x1="2.848cm" svg:y1="-0.114cm" svg:x2="2.848cm" svg:y2="2.514cm"><text:p/></draw:line><draw:line draw:style-name="gr13" draw:text-style-name="P48" svg:x1="3.196cm" svg:y1="-0.114cm" svg:x2="3.196cm" svg:y2="2.514cm"><text:p/></draw:line><draw:line draw:style-name="gr12" draw:text-style-name="P48" svg:x1="3.543cm" svg:y1="-0.114cm" svg:x2="3.543cm" svg:y2="2.514cm"><text:p/></draw:line><draw:line draw:style-name="gr13" draw:text-style-name="P48" svg:x1="3.891cm" svg:y1="-0.114cm" svg:x2="3.891cm" svg:y2="2.514cm"><text:p/></draw:line><draw:line draw:style-name="gr12" draw:text-style-name="P48" svg:x1="4.237cm" svg:y1="-0.114cm" svg:x2="4.237cm" svg:y2="2.514cm"><text:p/></draw:line><draw:line draw:style-name="gr13" draw:text-style-name="P48" svg:x1="4.586cm" svg:y1="-0.114cm" svg:x2="4.586cm" svg:y2="2.514cm"><text:p/></draw:line><draw:line draw:style-name="gr12" draw:text-style-name="P48" svg:x1="4.932cm" svg:y1="-0.114cm" svg:x2="4.932cm" svg:y2="2.514cm"><text:p/></draw:line><draw:line draw:style-name="gr13" draw:text-style-name="P48" svg:x1="5.281cm" svg:y1="-0.114cm" svg:x2="5.281cm" svg:y2="2.514cm"><text:p/></draw:line><draw:line draw:style-name="gr12" draw:text-style-name="P48" svg:x1="5.627cm" svg:y1="-0.114cm" svg:x2="5.627cm" svg:y2="2.514cm"><text:p/></draw:line><draw:line draw:style-name="gr12" draw:text-style-name="P48" svg:x1="2.848cm" svg:y1="-0.114cm" svg:x2="5.627cm" svg:y2="-0.114cm"><text:p/></draw:line><draw:line draw:style-name="gr13" draw:text-style-name="P48" svg:x1="2.848cm" svg:y1="0.214cm" svg:x2="5.627cm" svg:y2="0.214cm"><text:p/></draw:line><draw:line draw:style-name="gr12" draw:text-style-name="P48" svg:x1="2.848cm" svg:y1="0.543cm" svg:x2="5.627cm" svg:y2="0.543cm"><text:p/></draw:line><draw:line draw:style-name="gr13" draw:text-style-name="P48" svg:x1="2.848cm" svg:y1="0.871cm" svg:x2="5.627cm" svg:y2="0.871cm"><text:p/></draw:line><draw:line draw:style-name="gr12" draw:text-style-name="P48" svg:x1="2.848cm" svg:y1="1.2cm" svg:x2="5.627cm" svg:y2="1.2cm"><text:p/></draw:line><draw:line draw:style-name="gr13" draw:text-style-name="P48" svg:x1="2.848cm" svg:y1="1.529cm" svg:x2="5.627cm" svg:y2="1.529cm"><text:p/></draw:line><draw:line draw:style-name="gr12" draw:text-style-name="P48" svg:x1="2.848cm" svg:y1="1.857cm" svg:x2="5.627cm" svg:y2="1.857cm"><text:p/></draw:line><draw:line draw:style-name="gr13" draw:text-style-name="P48" svg:x1="2.848cm" svg:y1="2.186cm" svg:x2="5.627cm" svg:y2="2.186cm"><text:p/></draw:line><draw:line draw:style-name="gr12" draw:text-style-name="P48" svg:x1="2.848cm" svg:y1="2.51cm" svg:x2="5.627cm" svg:y2="2.51cm"><text:p/></draw:line></draw:g><draw:line draw:style-name="gr14" draw:text-style-name="P49" svg:x1="3.197cm" svg:y1="0.207cm" svg:x2="5.281cm" svg:y2="0.207cm"><text:p/></draw:line><draw:line draw:style-name="gr14" draw:text-style-name="P49" svg:x1="3.197cm" svg:y1="0.207cm" svg:x2="3.197cm" svg:y2="1.85cm"><text:p/></draw:line><draw:line draw:style-name="gr14" draw:text-style-name="P49" svg:x1="5.281cm" svg:y1="0.207cm" svg:x2="5.281cm" svg:y2="1.85cm"><text:p/></draw:line><draw:line draw:style-name="gr14" draw:text-style-name="P49" svg:x1="3.197cm" svg:y1="1.845cm" svg:x2="5.281cm" svg:y2="1.845cm"><text:p/></draw:line><draw:frame draw:style-name="gr19" draw:text-style-name="P52" svg:width="0.279cm" svg:height="0.414cm" svg:x="2.916cm" svg:y="-0.115cm"><draw:text-box><text:p text:style-name="P51"><text:span text:style-name="T39">A</text:span></text:p></draw:text-box></draw:frame><draw:frame draw:style-name="gr19" draw:text-style-name="P52" svg:width="0.278cm" svg:height="0.414cm" svg:x="5.318cm" svg:y="-0.057cm"><draw:text-box><text:p text:style-name="P51"><text:span text:style-name="T39">B</text:span></text:p></draw:text-box></draw:frame><draw:frame draw:style-name="gr19" draw:text-style-name="P52" svg:width="0.278cm" svg:height="0.414cm" svg:x="5.35cm" svg:y="1.857cm"><draw:text-box><text:p text:style-name="P51"><text:span text:style-name="T39">C</text:span></text:p></draw:text-box></draw:frame><draw:frame draw:style-name="gr20" draw:text-style-name="P52" svg:width="0.279cm" svg:height="0.414cm" svg:x="2.987cm" svg:y="1.848cm"><draw:text-box><text:p text:style-name="P51"><text:span text:style-name="T39">D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Standard"><text:span text:style-name="T34">On décide que ce rectangle ABCD est l’unité d’aire. </text:span>Quelle fraction du rectangle ABCD représente <text:span text:style-name="T34">alors</text:span> chacun des rectangle<text:span text:style-name="T33">s</text:span> ci-dessous ?</text:p>
      <text:section text:style-name="Sect2" text:name="Section15">
        <text:p text:style-name="_5f_Paragraphe_20_livret_20_"><draw:g text:anchor-type="paragraph" draw:z-index="45" draw:name="Shape10" draw:style-name="gr10"><draw:g draw:style-name="gr11"><draw:line draw:style-name="gr12" draw:text-style-name="P48" svg:x1="0.065cm" svg:y1="0.006cm" svg:x2="0.065cm" svg:y2="2.624cm"><text:p/></draw:line><draw:line draw:style-name="gr13" draw:text-style-name="P48" svg:x1="0.411cm" svg:y1="0.006cm" svg:x2="0.411cm" svg:y2="2.624cm"><text:p/></draw:line><draw:line draw:style-name="gr12" draw:text-style-name="P48" svg:x1="0.761cm" svg:y1="0.006cm" svg:x2="0.761cm" svg:y2="2.624cm"><text:p/></draw:line><draw:line draw:style-name="gr13" draw:text-style-name="P48" svg:x1="1.109cm" svg:y1="0.006cm" svg:x2="1.109cm" svg:y2="2.624cm"><text:p/></draw:line><draw:line draw:style-name="gr12" draw:text-style-name="P48" svg:x1="1.457cm" svg:y1="0.006cm" svg:x2="1.457cm" svg:y2="2.624cm"><text:p/></draw:line><draw:line draw:style-name="gr13" draw:text-style-name="P48" svg:x1="1.805cm" svg:y1="0.006cm" svg:x2="1.805cm" svg:y2="2.624cm"><text:p/></draw:line><draw:line draw:style-name="gr12" draw:text-style-name="P48" svg:x1="2.152cm" svg:y1="0.006cm" svg:x2="2.152cm" svg:y2="2.624cm"><text:p/></draw:line><draw:line draw:style-name="gr13" draw:text-style-name="P48" svg:x1="2.501cm" svg:y1="0.006cm" svg:x2="2.501cm" svg:y2="2.624cm"><text:p/></draw:line><draw:line draw:style-name="gr12" draw:text-style-name="P48" svg:x1="2.847cm" svg:y1="0.006cm" svg:x2="2.847cm" svg:y2="2.624cm"><text:p/></draw:line><draw:line draw:style-name="gr13" draw:text-style-name="P48" svg:x1="3.197cm" svg:y1="0.006cm" svg:x2="3.197cm" svg:y2="2.624cm"><text:p/></draw:line><draw:line draw:style-name="gr12" draw:text-style-name="P48" svg:x1="3.545cm" svg:y1="0.006cm" svg:x2="3.545cm" svg:y2="2.624cm"><text:p/></draw:line><draw:line draw:style-name="gr13" draw:text-style-name="P48" svg:x1="3.893cm" svg:y1="0.006cm" svg:x2="3.893cm" svg:y2="2.624cm"><text:p/></draw:line><draw:line draw:style-name="gr12" draw:text-style-name="P48" svg:x1="4.241cm" svg:y1="0.006cm" svg:x2="4.241cm" svg:y2="2.624cm"><text:p/></draw:line><draw:line draw:style-name="gr12" draw:text-style-name="P48" svg:x1="0.065cm" svg:y1="0.006cm" svg:x2="4.241cm" svg:y2="0.006cm"><text:p/></draw:line><draw:line draw:style-name="gr13" draw:text-style-name="P48" svg:x1="0.065cm" svg:y1="0.333cm" svg:x2="4.241cm" svg:y2="0.333cm"><text:p/></draw:line><draw:line draw:style-name="gr12" draw:text-style-name="P48" svg:x1="0.065cm" svg:y1="0.661cm" svg:x2="4.241cm" svg:y2="0.661cm"><text:p/></draw:line><draw:line draw:style-name="gr13" draw:text-style-name="P48" svg:x1="0.065cm" svg:y1="0.986cm" svg:x2="4.241cm" svg:y2="0.986cm"><text:p/></draw:line><draw:line draw:style-name="gr12" draw:text-style-name="P48" svg:x1="0.065cm" svg:y1="1.316cm" svg:x2="4.241cm" svg:y2="1.316cm"><text:p/></draw:line><draw:line draw:style-name="gr13" draw:text-style-name="P48" svg:x1="0.065cm" svg:y1="1.643cm" svg:x2="4.241cm" svg:y2="1.643cm"><text:p/></draw:line><draw:line draw:style-name="gr12" draw:text-style-name="P48" svg:x1="0.065cm" svg:y1="1.97cm" svg:x2="4.241cm" svg:y2="1.97cm"><text:p/></draw:line><draw:line draw:style-name="gr13" draw:text-style-name="P48" svg:x1="0.065cm" svg:y1="2.298cm" svg:x2="4.241cm" svg:y2="2.298cm"><text:p/></draw:line><draw:line draw:style-name="gr12" draw:text-style-name="P48" svg:x1="0.065cm" svg:y1="2.626cm" svg:x2="4.241cm" svg:y2="2.626cm"><text:p/></draw:line></draw:g><draw:line draw:style-name="gr14" draw:text-style-name="P49" svg:x1="0.411cm" svg:y1="0.333cm" svg:x2="3.195cm" svg:y2="0.333cm"><text:p/></draw:line><draw:line draw:style-name="gr14" draw:text-style-name="P49" svg:x1="3.197cm" svg:y1="1.97cm" svg:x2="3.197cm" svg:y2="0.333cm"><text:p/></draw:line><draw:line draw:style-name="gr14" draw:text-style-name="P49" svg:x1="0.411cm" svg:y1="1.97cm" svg:x2="0.411cm" svg:y2="0.333cm"><text:p/></draw:line><draw:line draw:style-name="gr14" draw:text-style-name="P49" svg:x1="0.411cm" svg:y1="1.97cm" svg:x2="3.195cm" svg:y2="1.97cm"><text:p/></draw:line></draw:g></text:p>
        <text:p text:style-name="_5f_Paragraphe_20_livret_20_"/>
        <text:p text:style-name="_5f_Paragraphe_20_livret_20_"/>
        <text:p text:style-name="P29"/>
        <text:p text:style-name="P30"/>
        <text:p text:style-name="_5f_Paragraphe_20_livret_20_"><text:s text:c="8"/><draw:frame draw:style-name="fr3" draw:name="Object192" text:anchor-type="as-char" svg:y="-0.556cm" svg:width="0.94cm" svg:height="0.87cm" draw:z-index="41"><draw:object xlink:href="./Object 279" xlink:type="simple" xlink:show="embed" xlink:actuate="onLoad"/><draw:image xlink:href="./ObjectReplacements/Object 279" xlink:type="simple" xlink:show="embed" xlink:actuate="onLoad"/><svg:desc>formula</svg:desc></draw:frame></text:p>
        <text:p text:style-name="_5f_Paragraphe_20_livret_20_"><draw:g text:anchor-type="char" draw:z-index="36" draw:name="Shape11" draw:style-name="gr18"><draw:g draw:style-name="gr11"><draw:line draw:style-name="gr12" draw:text-style-name="P48" svg:x1="0.277cm" svg:y1="0.042cm" svg:x2="0.277cm" svg:y2="2.661cm"><text:p/></draw:line><draw:line draw:style-name="gr13" draw:text-style-name="P48" svg:x1="0.628cm" svg:y1="0.042cm" svg:x2="0.628cm" svg:y2="2.661cm"><text:p/></draw:line><draw:line draw:style-name="gr12" draw:text-style-name="P48" svg:x1="0.979cm" svg:y1="0.042cm" svg:x2="0.979cm" svg:y2="2.661cm"><text:p/></draw:line><draw:line draw:style-name="gr13" draw:text-style-name="P48" svg:x1="1.328cm" svg:y1="0.042cm" svg:x2="1.328cm" svg:y2="2.661cm"><text:p/></draw:line><draw:line draw:style-name="gr12" draw:text-style-name="P48" svg:x1="1.679cm" svg:y1="0.042cm" svg:x2="1.679cm" svg:y2="2.661cm"><text:p/></draw:line><draw:line draw:style-name="gr13" draw:text-style-name="P48" svg:x1="2.03cm" svg:y1="0.042cm" svg:x2="2.03cm" svg:y2="2.661cm"><text:p/></draw:line><draw:line draw:style-name="gr12" draw:text-style-name="P48" svg:x1="2.381cm" svg:y1="0.042cm" svg:x2="2.381cm" svg:y2="2.661cm"><text:p/></draw:line><draw:line draw:style-name="gr13" draw:text-style-name="P48" svg:x1="2.731cm" svg:y1="0.042cm" svg:x2="2.731cm" svg:y2="2.661cm"><text:p/></draw:line><draw:line draw:style-name="gr12" draw:text-style-name="P48" svg:x1="3.082cm" svg:y1="0.042cm" svg:x2="3.082cm" svg:y2="2.661cm"><text:p/></draw:line><draw:line draw:style-name="gr13" draw:text-style-name="P48" svg:x1="3.433cm" svg:y1="0.042cm" svg:x2="3.433cm" svg:y2="2.661cm"><text:p/></draw:line><draw:line draw:style-name="gr12" draw:text-style-name="P48" svg:x1="3.784cm" svg:y1="0.042cm" svg:x2="3.784cm" svg:y2="2.661cm"><text:p/></draw:line><draw:line draw:style-name="gr13" draw:text-style-name="P48" svg:x1="4.135cm" svg:y1="0.042cm" svg:x2="4.135cm" svg:y2="2.661cm"><text:p/></draw:line><draw:line draw:style-name="gr12" draw:text-style-name="P48" svg:x1="4.484cm" svg:y1="0.042cm" svg:x2="4.484cm" svg:y2="2.661cm"><text:p/></draw:line><draw:line draw:style-name="gr12" draw:text-style-name="P48" svg:x1="0.277cm" svg:y1="0.042cm" svg:x2="4.484cm" svg:y2="0.042cm"><text:p/></draw:line><draw:line draw:style-name="gr13" draw:text-style-name="P48" svg:x1="0.277cm" svg:y1="0.367cm" svg:x2="4.484cm" svg:y2="0.367cm"><text:p/></draw:line><draw:line draw:style-name="gr12" draw:text-style-name="P48" svg:x1="0.277cm" svg:y1="0.695cm" svg:x2="4.484cm" svg:y2="0.695cm"><text:p/></draw:line><draw:line draw:style-name="gr13" draw:text-style-name="P48" svg:x1="0.277cm" svg:y1="1.023cm" svg:x2="4.484cm" svg:y2="1.023cm"><text:p/></draw:line><draw:line draw:style-name="gr12" draw:text-style-name="P48" svg:x1="0.277cm" svg:y1="1.351cm" svg:x2="4.484cm" svg:y2="1.351cm"><text:p/></draw:line><draw:line draw:style-name="gr13" draw:text-style-name="P48" svg:x1="0.277cm" svg:y1="1.679cm" svg:x2="4.484cm" svg:y2="1.679cm"><text:p/></draw:line><draw:line draw:style-name="gr12" draw:text-style-name="P48" svg:x1="0.277cm" svg:y1="2.003cm" svg:x2="4.484cm" svg:y2="2.003cm"><text:p/></draw:line><draw:line draw:style-name="gr13" draw:text-style-name="P48" svg:x1="0.277cm" svg:y1="2.332cm" svg:x2="4.484cm" svg:y2="2.332cm"><text:p/></draw:line><draw:line draw:style-name="gr12" draw:text-style-name="P48" svg:x1="0.277cm" svg:y1="2.66cm" svg:x2="4.484cm" svg:y2="2.66cm"><text:p/></draw:line></draw:g><draw:line draw:style-name="gr14" draw:text-style-name="P49" svg:x1="0.628cm" svg:y1="0.367cm" svg:x2="3.783cm" svg:y2="0.367cm"><text:p/></draw:line><draw:line draw:style-name="gr14" draw:text-style-name="P49" svg:x1="0.628cm" svg:y1="2.003cm" svg:x2="3.783cm" svg:y2="2.003cm"><text:p/></draw:line><draw:line draw:style-name="gr14" draw:text-style-name="P49" svg:x1="0.628cm" svg:y1="0.367cm" svg:x2="0.628cm" svg:y2="2.004cm"><text:p/></draw:line><draw:line draw:style-name="gr14" draw:text-style-name="P49" svg:x1="3.784cm" svg:y1="0.367cm" svg:x2="3.784cm" svg:y2="2.004cm"><text:p/></draw:line></draw:g></text:p>
        <text:p text:style-name="_5f_Paragraphe_20_livret_20_"/>
        <text:p text:style-name="_5f_Paragraphe_20_livret_20_"/>
        <text:p text:style-name="_5f_Paragraphe_20_livret_20_"/>
        <text:p text:style-name="P30"/>
        <text:p text:style-name="P26"><text:span text:style-name="T37"><text:s text:c="11"/></text:span><text:span text:style-name="T37"><draw:frame draw:style-name="fr3" draw:name="Object11" text:anchor-type="as-char" svg:y="-0.556cm" svg:width="0.94cm" svg:height="0.87cm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 style:next-style-name="_5f_Paragraphe_20_de_20_s_27_entraîner">
      <style:paragraph-properties fo:margin-left="0cm" fo:margin-right="0cm" fo:margin-top="0.7cm" fo:margin-bottom="0.199cm" style:contextual-spacing="false" fo:text-align="justify" style:justify-single-word="false" fo:text-indent="0cm" style:auto-text-indent="false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style:paragraph-properties fo:margin-left="0cm" fo:margin-right="0cm" fo:margin-top="0.199cm" fo:margin-bottom="0.199cm" style:contextual-spacing="false" fo:text-align="justify" style:justify-single-word="false" fo:text-indent="0cm" style:auto-text-indent="false" fo:padding="0cm" fo:border="none"/>
      <style:text-properties style:use-window-font-color="true" loext:opacity="0%" fo:font-size="9pt" fo:font-style="normal" fo:font-weight="normal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69a400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7891e0" officeooo:paragraph-rsid="027891e0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8e0aa"/>
    </style:style>
    <style:style style:name="MT4" style:family="text">
      <style:text-properties officeooo:rsid="0269a400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9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50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53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5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2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48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59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60" draw:name="Shape3" draw:style-name="Mgr6" draw:text-style-name="MP6" svg:x1="15.483cm" svg:y1="0.33cm" svg:x2="20.496cm" svg:y2="0.36cm"><text:p/></draw:line><text:span text:style-name="MT3">Fractions</text:span> : <text:span text:style-name="MT3">Représentation géométrique</text:span></text:p>
      </style:header>
      <style:footer>
        <text:h text:style-name="MP12" text:outline-level="1"><text:span text:style-name="MT3">Fractions</text:span> : <text:span text:style-name="MT3">Représentation géométrique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text:span text:style-name="MT4">Fractions</text:span> : <text:span text:style-name="MT4">Représentation géométrique</text:span> </text:p>
      </style:header>
      <style:footer>
        <text:h text:style-name="MP14" text:outline-level="1"><text:span text:style-name="MT3">Fractions</text:span> : <text:span text:style-name="MT3">Représentation géométrique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55" draw:name="Shape3_1" draw:style-name="Mgr6" draw:text-style-name="MP6" svg:x1="15.337cm" svg:y1="0.36cm" svg:x2="20.496cm" svg:y2="0.36cm"><text:p/></draw:line><text:span text:style-name="MT3">Fractions</text:span> : <text:span text:style-name="MT3">Représentation géométrique</text:span></text:p>
      </style:header>
      <style:footer>
        <text:p text:style-name="MP20"><draw:frame draw:style-name="Mfr1" draw:name="Frame7" text:anchor-type="paragraph" svg:y="-0.06cm" draw:z-index="56"><draw:text-box fo:min-height="0.499cm" fo:min-width="7.096cm"><draw:frame draw:style-name="Mfr2" draw:name="Frame8" text:anchor-type="frame" svg:x="0.45cm" svg:y="0.079cm" svg:width="0.817cm" draw:z-index="58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51" draw:name="Shape5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7" draw:name="Shape6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7"/></text:span></text:p>
      </style:header-left>
      <style:footer>
        <text:p text:style-name="MP28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2882829637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0">Calculer : additionner et soustraire</text:span><text:span text:style-name="MT11"> </text:span></text:p></draw:text-box></draw:frame><draw:g text:anchor-type="paragraph" draw:z-index="2" draw:name="Shape4_3" draw:style-name="Mgr10"><draw:path draw:style-name="Mgr11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3" draw:name="Shape4_0" draw:style-name="Mgr10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0">Calculer</text:span><text:span text:style-name="MT11"> : </text:span><text:span text:style-name="MT10">additionner et soustraire</text:span></text:p></draw:text-box></draw:frame><draw:g text:anchor-type="paragraph" draw:z-index="4" draw:name="Shape4_4" draw:style-name="Mgr10"><draw:path draw:style-name="Mgr11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" draw:name="Shape4" draw:style-name="Mgr10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1H33M39S</meta:editing-duration>
    <meta:editing-cycles>254</meta:editing-cycles>
    <meta:generator>LibreOffice/7.4.3.2$Windows_X86_64 LibreOffice_project/1048a8393ae2eeec98dff31b5c133c5f1d08b890</meta:generator>
    <dc:date>2024-09-12T15:55:20.812000000</dc:date>
    <meta:document-statistic meta:table-count="2" meta:image-count="0" meta:object-count="24" meta:page-count="1" meta:paragraph-count="60" meta:word-count="304" meta:character-count="2345" meta:non-whitespace-character-count="1710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7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4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